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cm"/>
    </style:style>
    <style:style style:name="gr4" style:family="graphic" style:parent-style-name="standard">
      <style:graphic-properties draw:stroke="soli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213cm" fo:min-width="5.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13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6.598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5cm" fo:min-width="3.6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908cm"/>
    </style:style>
    <style:style style:name="gr18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5cm"/>
    </style:style>
    <style:style style:name="gr22" style:family="graphic" style:parent-style-name="standard">
      <style:graphic-properties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fo:min-height="0.44cm"/>
    </style:style>
    <style:style style:name="gr25" style:family="graphic" style:parent-style-name="standard">
      <style:graphic-properties draw:stroke="none" svg:stroke-color="#000000" draw:fill="none" draw:fill-color="#ffffff" fo:min-height="2.24cm"/>
    </style:style>
    <style:style style:name="gr26" style:family="graphic" style:parent-style-name="standard">
      <style:graphic-properties draw:stroke="none" svg:stroke-color="#000000" draw:fill="none" draw:fill-color="#ffffff" fo:min-height="0.89cm"/>
    </style:style>
    <style:style style:name="gr27" style:family="graphic" style:parent-style-name="standard">
      <style:graphic-properties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0" style:family="graphic" style:parent-style-name="standard">
      <style:graphic-properties draw:stroke="none" svg:stroke-color="#000000" draw:fill="none" draw:fill-color="#ffffff" fo:min-height="2.5cm"/>
    </style:style>
    <style:style style:name="gr31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/>
    </style:style>
    <style:style style:name="gr3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4" style:family="graphic" style:parent-style-name="standard">
      <style:graphic-properties draw:stroke="none" svg:stroke-color="#000000" draw:fill="none" draw:fill-color="#ffffff" fo:min-height="4.421cm"/>
    </style:style>
    <style:style style:name="gr35" style:family="graphic" style:parent-style-name="standard">
      <style:graphic-properties draw:textarea-horizontal-align="center"/>
    </style:style>
    <style:style style:name="gr3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7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 draw:shadow="hidden"/>
    </style:style>
    <style:style style:name="gr38" style:family="graphic" style:parent-style-name="standard">
      <style:graphic-properties draw:stroke="none" svg:stroke-color="#000000" draw:fill="none" draw:fill-color="#ffffff" fo:min-height="0.39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8cm" fo:min-width="6.4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4cm" fo:min-width="7.69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4cm" fo:min-width="4.128cm"/>
    </style:style>
    <style:style style:name="gr42" style:family="graphic" style:parent-style-name="standard">
      <style:graphic-properties draw:stroke="none" svg:stroke-color="#000000" draw:fill="none" draw:fill-color="#ffffff" fo:min-height="1.429cm"/>
    </style:style>
    <style:style style:name="gr43" style:family="graphic" style:parent-style-name="standard">
      <style:graphic-properties draw:stroke="none" svg:stroke-color="#000000" draw:fill="none" draw:fill-color="#ffffff" fo:min-height="1.00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19cm" fo:min-width="4.12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5cm" fo:min-width="4.128cm"/>
    </style:style>
    <style:style style:name="gr46" style:family="graphic" style:parent-style-name="standard">
      <style:graphic-properties draw:stroke="dash" draw:stroke-dash="Ultrafine_20_Dashed" draw:textarea-horizontal-align="center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8cm" fo:min-width="6.455cm"/>
    </style:style>
    <style:style style:name="gr4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79cm" fo:min-width="4.12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4.12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18cm" fo:min-width="4.12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6.455cm"/>
    </style:style>
    <style:style style:name="gr53" style:family="graphic" style:parent-style-name="standard">
      <style:graphic-properties draw:stroke="none" svg:stroke-color="#000000" draw:fill="none" draw:fill-color="#ffffff" fo:min-height="2.071cm"/>
    </style:style>
    <style:style style:name="gr5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614cm" fo:min-width="7.029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571cm" fo:min-width="6.345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572cm" fo:min-width="5.79cm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64cm" fo:min-width="4.246cm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6.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5.72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6.37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6.676cm"/>
    </style:style>
    <style:style style:name="gr62" style:family="graphic" style:parent-style-name="standard">
      <style:graphic-properties draw:stroke="none" svg:stroke-color="#000000" draw:fill="none" draw:fill-color="#ffffff" fo:min-height="0.382cm"/>
    </style:style>
    <style:style style:name="gr63" style:family="graphic" style:parent-style-name="standard">
      <style:graphic-properties draw:stroke="none" svg:stroke-color="#000000" draw:fill="none" draw:fill-color="#ffffff" fo:min-height="1.338cm"/>
    </style:style>
    <style:style style:name="gr64" style:family="graphic" style:parent-style-name="standard">
      <style:graphic-properties draw:stroke="none" svg:stroke-color="#000000" draw:fill="none" draw:fill-color="#ffffff" fo:min-height="1.587cm"/>
    </style:style>
    <style:style style:name="gr65" style:family="graphic" style:parent-style-name="standard">
      <style:graphic-properties draw:stroke="none" svg:stroke-color="#000000" draw:fill="none" draw:fill-color="#ffffff" fo:min-height="1.612cm"/>
    </style:style>
    <style:style style:name="gr66" style:family="graphic" style:parent-style-name="standard">
      <style:graphic-properties draw:stroke="none" svg:stroke-color="#000000" draw:fill="none" draw:fill-color="#ffffff" fo:min-height="4.068cm"/>
    </style:style>
    <style:style style:name="gr67" style:family="graphic" style:parent-style-name="standard">
      <style:graphic-properties draw:stroke="dash" draw:stroke-dash="Fine_20_Dashed_20__28_var_29_" svg:stroke-width="0.1cm" draw:marker-start-width="0.35cm" draw:marker-end="Line_20_Arrow" draw:marker-end-width="0.45cm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dash" draw:stroke-dash="Fine_20_Dashed_20__28_var_29_" svg:stroke-width="0.1cm" draw:marker-start-width="0.35cm" draw:marker-end="Line_20_Arrow" draw:marker-end-width="0.45cm" draw:textarea-horizontal-align="center" fo:padding-top="0.175cm" fo:padding-bottom="0.175cm" fo:padding-left="0.3cm" fo:padding-right="0.3cm"/>
    </style:style>
    <style:style style:name="gr69" style:family="graphic" style:parent-style-name="standard">
      <style:graphic-properties draw:stroke="solid" draw:stroke-dash="Fine_20_Dashed_20__28_var_29_" svg:stroke-width="0.1cm" draw:marker-start="" draw:marker-start-width="0.35cm" draw:marker-end="Line_20_Arrow" draw:marker-end-width="0.45cm" draw:textarea-horizontal-align="center" fo:padding-top="0.175cm" fo:padding-bottom="0.175cm" fo:padding-left="0.3cm" fo:padding-right="0.3cm"/>
    </style:style>
    <style:style style:name="gr70" style:family="graphic" style:parent-style-name="standard">
      <style:graphic-properties draw:stroke="solid" draw:stroke-dash="Fine_20_Dashed_20__28_var_29_" svg:stroke-width="0.1cm" draw:marker-start-width="0.35cm" draw:marker-end="Line_20_Arrow" draw:marker-end-width="0.45cm" draw:textarea-horizontal-align="center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color="#000000" draw:fill="none" draw:fill-color="#ffffff" fo:min-height="0.793cm"/>
    </style:style>
    <style:style style:name="gr72" style:family="graphic" style:parent-style-name="standard">
      <style:graphic-properties draw:stroke="none" svg:stroke-color="#000000" draw:fill="none" draw:fill-color="#ffffff" fo:min-height="0.707cm"/>
    </style:style>
    <style:style style:name="gr73" style:family="graphic" style:parent-style-name="standard">
      <style:graphic-properties draw:stroke="none" svg:stroke-color="#000000" draw:fill="none" draw:fill-color="#ffffff" fo:min-height="0.913cm"/>
    </style:style>
    <style:style style:name="gr74" style:family="graphic" style:parent-style-name="standard">
      <style:graphic-properties draw:stroke="none" svg:stroke-color="#000000" draw:fill="none" draw:fill-color="#ffffff" fo:min-height="0.742cm"/>
    </style:style>
    <style:style style:name="gr75" style:family="graphic" style:parent-style-name="standard">
      <style:graphic-properties draw:stroke="solid" draw:stroke-dash="Fine_20_Dashed" draw:fill="solid" draw:fill-color="#000000" draw:textarea-horizontal-align="justify" draw:textarea-vertical-align="middle" draw:auto-grow-height="false"/>
    </style:style>
    <style:style style:name="gr76" style:family="graphic" style:parent-style-name="standard">
      <style:graphic-properties draw:stroke="solid" draw:stroke-dash="Fine_20_Dashed_20__28_var_29_" svg:stroke-width="0.05cm" draw:marker-start-width="0.275cm" draw:marker-end="Arrow" draw:marker-end-width="0.375cm" draw:textarea-horizontal-align="center" fo:padding-top="0.15cm" fo:padding-bottom="0.15cm" fo:padding-left="0.275cm" fo:padding-right="0.275cm"/>
    </style:style>
    <style:style style:name="gr77" style:family="graphic" style:parent-style-name="standard">
      <style:graphic-properties draw:stroke="none" svg:stroke-color="#000000" draw:fill="none" draw:fill-color="#ffffff" fo:min-height="0.233cm"/>
    </style:style>
    <style:style style:name="gr78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9" style:family="graphic" style:parent-style-name="standard">
      <style:graphic-properties draw:stroke="solid" draw:stroke-dash="Fine_20_Dashed"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0" style:family="graphic" style:parent-style-name="standard">
      <style:graphic-properties svg:stroke-width="0.05cm" draw:marker-start-width="0.275cm" draw:marker-end="Arrow" draw:marker-end-width="0.375cm" draw:textarea-horizontal-align="center" fo:padding-top="0.15cm" fo:padding-bottom="0.15cm" fo:padding-left="0.275cm" fo:padding-right="0.275cm"/>
    </style:style>
    <style:style style:name="gr81" style:family="graphic" style:parent-style-name="standard">
      <style:graphic-properties draw:stroke="solid" draw:stroke-dash="Fine_20_Dashed" svg:stroke-width="0.1cm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82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paragraph-properties fo:text-align="center"/>
      <style:text-properties fo:font-size="7pt" style:font-size-asian="7pt" style:font-size-complex="7pt"/>
    </style:style>
    <style:style style:name="P11" style:family="paragraph">
      <style:text-properties fo:font-size="6pt" style:font-size-asian="6pt" style:font-size-complex="6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style:text-properties fo:font-size="13pt" style:font-size-asian="13pt" style:font-size-complex="13pt"/>
    </style:style>
    <style:style style:name="P16" style:family="paragraph">
      <style:text-properties fo:font-family="Times" style:font-family-generic="roman" style:font-pitch="variable" fo:font-size="13pt" style:font-size-asian="13pt" style:font-size-complex="13pt"/>
    </style:style>
    <style:style style:name="P17" style:family="paragraph">
      <style:paragraph-properties fo:text-align="justify"/>
    </style:style>
    <style:style style:name="P18" style:family="paragraph">
      <style:paragraph-properties fo:text-align="justify"/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3.5cm" svg:height="19cm" svg:x="6cm" svg:y="1.5cm">
          <text:p/>
        </draw:rect>
        <draw:custom-shape draw:style-name="gr2" draw:text-style-name="P1" draw:id="id2" draw:layer="layout" svg:width="11cm" svg:height="3cm" svg:x="7.5cm" svg:y="4.5cm">
          <text:p text:style-name="P1">Просмотр главной страниц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11cm" svg:height="3cm" svg:x="7.5cm" svg:y="8.5cm">
          <text:p text:style-name="P1">Просмотр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3.5cm" svg:height="1.673cm" svg:x="6cm" svg:y="1.827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6" draw:layer="layout" svg:width="11cm" svg:height="3cm" svg:x="7.5cm" svg:y="12.5cm">
          <text:p text:style-name="P1">Просмотр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11cm" svg:height="3cm" svg:x="7.5cm" svg:y="16.5cm">
          <text:p text:style-name="P1">Просмотр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4" draw:text-style-name="P1" draw:id="id1" draw:layer="layout" svg:width="1cm" svg:height="1cm" svg:x="2.5cm" svg:y="9cm">
          <text:p/>
        </draw:circle>
        <draw:line draw:style-name="gr4" draw:text-style-name="P1" draw:id="id5" draw:layer="layout" svg:x1="3cm" svg:y1="12cm" svg:x2="3cm" svg:y2="10cm">
          <text:p/>
        </draw:line>
        <draw:line draw:style-name="gr4" draw:text-style-name="P1" draw:id="id3" draw:layer="layout" svg:x1="4cm" svg:y1="10.5cm" svg:x2="3cm" svg:y2="10.5cm">
          <text:p/>
        </draw:line>
        <draw:line draw:style-name="gr4" draw:text-style-name="P1" draw:layer="layout" svg:x1="2cm" svg:y1="10.5cm" svg:x2="3cm" svg:y2="10.5cm">
          <text:p/>
        </draw:line>
        <draw:line draw:style-name="gr4" draw:text-style-name="P1" draw:layer="layout" svg:x1="2.5cm" svg:y1="13.5cm" svg:x2="3cm" svg:y2="12cm">
          <text:p/>
        </draw:line>
        <draw:line draw:style-name="gr4" draw:text-style-name="P1" draw:layer="layout" svg:x1="3.5cm" svg:y1="13.5cm" svg:x2="3cm" svg:y2="12cm">
          <text:p/>
        </draw:line>
        <draw:connector draw:style-name="gr1" draw:text-style-name="P1" draw:layer="layout" draw:type="line" svg:x1="3.5cm" svg:y1="9.5cm" svg:x2="7.5cm" svg:y2="5.999cm" draw:start-shape="id1" draw:start-glue-point="1" draw:end-shape="id2" draw:end-glue-point="6" svg:d="m3500 9500 4000-3501">
          <text:p/>
        </draw:connector>
        <draw:connector draw:style-name="gr1" draw:text-style-name="P1" draw:layer="layout" draw:type="line" svg:x1="4cm" svg:y1="10.5cm" svg:x2="7.5cm" svg:y2="9.999cm" draw:start-shape="id3" draw:start-glue-point="1" draw:end-shape="id4" draw:end-glue-point="6" svg:d="m4000 10500 3500-501">
          <text:p/>
        </draw:connector>
        <draw:connector draw:style-name="gr1" draw:text-style-name="P1" draw:layer="layout" draw:type="line" svg:x1="3cm" svg:y1="11cm" svg:x2="7.5cm" svg:y2="13.999cm" draw:start-shape="id5" draw:start-glue-point="1" draw:end-shape="id6" draw:end-glue-point="6" svg:d="m3000 11000 4500 2999">
          <text:p/>
        </draw:connector>
        <draw:connector draw:style-name="gr1" draw:text-style-name="P1" draw:layer="layout" draw:type="line" svg:x1="3cm" svg:y1="12cm" svg:x2="7.5cm" svg:y2="18cm" draw:start-shape="id5" draw:end-shape="id7" svg:d="m3000 12000 4500 6000">
          <text:p/>
        </draw:connector>
        <draw:frame draw:style-name="gr5" draw:layer="layout" svg:width="3.5cm" svg:height="1.673cm" svg:x="1.5cm" svg:y="13.827cm">
          <draw:text-box>
            <text:p text:style-name="P1">Клиент компании</text:p>
          </draw:text-box>
        </draw:frame>
      </draw:page>
      <draw:page draw:name="page2" draw:style-name="dp1" draw:master-page-name="Обычный">
        <draw:circle draw:style-name="gr4" draw:text-style-name="P1" draw:id="id8" draw:layer="layout" svg:width="1cm" svg:height="1cm" svg:x="3cm" svg:y="7cm">
          <text:p/>
        </draw:circle>
        <draw:line draw:style-name="gr4" draw:text-style-name="P1" draw:id="id12" draw:layer="layout" svg:x1="3.5cm" svg:y1="10cm" svg:x2="3.5cm" svg:y2="8cm">
          <text:p/>
        </draw:line>
        <draw:line draw:style-name="gr4" draw:text-style-name="P1" draw:id="id10" draw:layer="layout" svg:x1="4.5cm" svg:y1="8.5cm" svg:x2="3.5cm" svg:y2="8.5cm">
          <text:p/>
        </draw:line>
        <draw:line draw:style-name="gr4" draw:text-style-name="P1" draw:layer="layout" svg:x1="2.5cm" svg:y1="8.5cm" svg:x2="3.5cm" svg:y2="8.5cm">
          <text:p/>
        </draw:line>
        <draw:line draw:style-name="gr4" draw:text-style-name="P1" draw:layer="layout" svg:x1="3cm" svg:y1="11.5cm" svg:x2="3.5cm" svg:y2="10cm">
          <text:p/>
        </draw:line>
        <draw:line draw:style-name="gr4" draw:text-style-name="P1" draw:layer="layout" svg:x1="4cm" svg:y1="11.5cm" svg:x2="3.5cm" svg:y2="10cm">
          <text:p/>
        </draw:line>
        <draw:rect draw:style-name="gr1" draw:text-style-name="P1" draw:layer="layout" svg:width="13.5cm" svg:height="15cm" svg:x="6cm" svg:y="1.5cm">
          <text:p/>
        </draw:rect>
        <draw:frame draw:style-name="gr3" draw:text-style-name="P1" draw:layer="layout" svg:width="13.5cm" svg:height="1.673cm" svg:x="6cm" svg:y="1.828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9" draw:layer="layout" svg:width="11cm" svg:height="3cm" svg:x="7.5cm" svg:y="4.5cm">
          <text:p text:style-name="P1">Редактирование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" draw:layer="layout" svg:width="11cm" svg:height="3cm" svg:x="7.5cm" svg:y="8.5cm">
          <text:p text:style-name="P1">Редактирование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" draw:layer="layout" svg:width="11cm" svg:height="3cm" svg:x="7.5cm" svg:y="12.5cm">
          <text:p text:style-name="P1">Редактирование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cm" svg:y1="7.5cm" svg:x2="7.5cm" svg:y2="5.999cm" draw:start-shape="id8" draw:start-glue-point="1" draw:end-shape="id9" draw:end-glue-point="6" svg:d="m4000 7500 3500-1501">
          <text:p/>
        </draw:connector>
        <draw:connector draw:style-name="gr1" draw:text-style-name="P1" draw:layer="layout" draw:type="line" svg:x1="4.5cm" svg:y1="8.5cm" svg:x2="7.5cm" svg:y2="10cm" draw:start-shape="id10" draw:start-glue-point="1" draw:end-shape="id11" svg:d="m4500 8500 3000 1500">
          <text:p/>
        </draw:connector>
        <draw:connector draw:style-name="gr1" draw:text-style-name="P1" draw:layer="layout" draw:type="line" svg:x1="3.5cm" svg:y1="10cm" svg:x2="7.5cm" svg:y2="13.999cm" draw:start-shape="id12" draw:end-shape="id13" draw:end-glue-point="6" svg:d="m3500 10000 4000 3999">
          <text:p/>
        </draw:connector>
        <draw:frame draw:style-name="gr5" draw:layer="layout" svg:width="5.5cm" svg:height="1.673cm" svg:x="0.5cm" svg:y="11.827cm">
          <draw:text-box>
            <text:p text:style-name="P1">Администратор</text:p>
            <text:p text:style-name="P1">системы</text:p>
          </draw:text-box>
        </draw:frame>
      </draw:page>
      <draw:page draw:name="page3" draw:style-name="dp1" draw:master-page-name="Обычный">
        <draw:rect draw:style-name="gr6" draw:text-style-name="P1" draw:layer="layout" svg:width="17cm" svg:height="1cm" svg:x="2cm" svg:y="1.5cm">
          <text:p text:style-name="P1">Наименование предприятия</text:p>
        </draw:rect>
        <draw:rect draw:style-name="gr6" draw:text-style-name="P1" draw:layer="layout" svg:width="17cm" svg:height="1.5cm" svg:x="2cm" svg:y="2.5cm">
          <text:p text:style-name="P1">Меню приложения</text:p>
        </draw:rect>
        <draw:rect draw:style-name="gr6" draw:text-style-name="P1" draw:layer="layout" svg:width="5.5cm" svg:height="6.5cm" svg:x="2cm" svg:y="4cm">
          <text:p text:style-name="P2"><text:span text:style-name="T1">Краткое</text:span></text:p>
          <text:p text:style-name="P2"><text:span text:style-name="T1">описание</text:span></text:p>
          <text:p text:style-name="P2"><text:span text:style-name="T1">новостей</text:span></text:p>
        </draw:rect>
        <draw:rect draw:style-name="gr6" draw:text-style-name="P1" draw:layer="layout" svg:width="11.5cm" svg:height="6.5cm" svg:x="7.5cm" svg:y="4cm">
          <text:p text:style-name="P1">Содержимое страницы</text:p>
        </draw:rect>
      </draw:page>
      <draw:page draw:name="page4" draw:style-name="dp1" draw:master-page-name="Обычный">
        <draw:custom-shape draw:style-name="gr7" draw:text-style-name="P1" draw:layer="layout" svg:width="10.5cm" svg:height="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1cm" svg:y="1cm">
          <text:p text:style-name="P1">Клиент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cm" svg:x="1cm" svg:y="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0.279cm" svg:height="3.906cm" svg:x="1cm" svg:y="1.937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7.5cm" svg:height="4cm" svg:x="4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5cm" svg:height="1cm" svg:x="4cm" svg:y="13cm">
          <text:p text:style-name="P1">Новость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5cm" svg:height="2.5cm" svg:x="4cm" svg:y="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6.207cm" svg:height="2.484cm" svg:x="4cm" svg:y="13.937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7cm" svg:height="4cm" svg:x="4.5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cm" svg:x="4.5cm" svg:y="8cm">
          <text:p text:style-name="P1">Услуга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4.5cm" svg:y="9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4.5cm" svg:y="8.937cm">
          <draw:text-box>
            <text:p>Название</text:p>
            <text:p>Короткое название</text:p>
            <text:p>Полное описание</text:p>
          </draw:text-box>
        </draw:frame>
      </draw:page>
      <draw:page draw:name="page5" draw:style-name="dp1" draw:master-page-name="Обычный">
        <draw:custom-shape draw:style-name="gr7" draw:text-style-name="P1" draw:layer="layout" svg:width="10.5cm" svg:height="6cm" svg:x="8.306cm" svg:y="1.5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8.306cm" svg:y="1.547cm">
          <text:p text:style-name="P1">Таблица Клиент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.5cm" svg:x="8.306cm" svg:y="2.547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0.279cm" svg:height="3.906cm" svg:x="8.306cm" svg:y="2.484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8.5cm" svg:height="4.5cm" svg:x="19.053cm" svg:y="14.4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9.053cm" svg:y="14.481cm">
          <text:p text:style-name="P1">Таблица Новость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9.053cm" svg:y="15.481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7.198cm" svg:height="2.484cm" svg:x="19.053cm" svg:y="15.418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8.5cm" svg:height="4.5cm" svg:x="19.006cm" svg:y="8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9.006cm" svg:y="8.556cm">
          <text:p text:style-name="P1">Таблица Услуга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9.006cm" svg:y="9.556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19.006cm" svg:y="9.493cm">
          <draw:text-box>
            <text:p>Название</text:p>
            <text:p>Короткое название</text:p>
            <text:p>Полное описание</text:p>
          </draw:text-box>
        </draw:frame>
        <draw:custom-shape draw:style-name="gr7" draw:text-style-name="P1" draw:layer="layout" svg:width="7cm" svg:height="4.5cm" svg:x="4.592cm" svg:y="11.1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.5cm" svg:x="4.592cm" svg:y="11.129cm">
          <text:p text:style-name="P1">Таблица Категорий </text:p>
          <text:p text:style-name="P1">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4.592cm" svg:y="12.629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4.2cm" svg:height="1.773cm" svg:x="4.592cm" svg:y="12.629cm">
          <draw:text-box>
            <text:p>Название</text:p>
            <text:p>Описание</text:p>
          </draw:text-box>
        </draw:frame>
        <draw:frame draw:style-name="gr14" draw:id="id15" draw:layer="layout" svg:width="7cm" svg:height="0.962cm" svg:x="4.792cm" svg:y="14.166cm">
          <draw:text-box>
            <text:p>Ключ категории (id)</text:p>
          </draw:text-box>
        </draw:frame>
        <draw:frame draw:style-name="gr15" draw:id="id14" draw:layer="layout" svg:width="6.526cm" svg:height="0.962cm" svg:x="18.976cm" svg:y="11.556cm">
          <draw:text-box>
            <text:p>Ключ категории (FK)</text:p>
          </draw:text-box>
        </draw:frame>
        <draw:frame draw:style-name="gr15" draw:id="id16" draw:layer="layout" svg:width="6.526cm" svg:height="0.962cm" svg:x="19.023cm" svg:y="17.481cm">
          <draw:text-box>
            <text:p>Ключ категории (FK)</text:p>
          </draw:text-box>
        </draw:frame>
        <draw:frame draw:style-name="gr15" draw:id="id17" draw:layer="layout" svg:width="6.526cm" svg:height="0.962cm" svg:x="8.276cm" svg:y="6.084cm">
          <draw:text-box>
            <text:p>Ключ категории (FK)</text:p>
          </draw:text-box>
        </draw:frame>
        <draw:connector draw:style-name="gr16" draw:text-style-name="P1" draw:layer="layout" svg:x1="18.976cm" svg:y1="12.037cm" svg:x2="11.792cm" svg:y2="14.647cm" draw:start-shape="id14" draw:start-glue-point="3" draw:end-shape="id15" draw:end-glue-point="1" svg:d="m18976 12037h-3592v2610h-3592">
          <text:p/>
        </draw:connector>
        <draw:connector draw:style-name="gr16" draw:text-style-name="P1" draw:layer="layout" svg:x1="19.023cm" svg:y1="17.962cm" svg:x2="11.792cm" svg:y2="14.647cm" draw:start-shape="id16" draw:start-glue-point="3" draw:end-shape="id15" draw:end-glue-point="1" svg:d="m19023 17962h-3615v-3315h-3616">
          <text:p/>
        </draw:connector>
        <draw:connector draw:style-name="gr16" draw:text-style-name="P1" draw:layer="layout" draw:line-skew="-1.329cm" svg:x1="8.276cm" svg:y1="6.565cm" svg:x2="4.792cm" svg:y2="14.647cm" draw:start-shape="id17" draw:start-glue-point="3" draw:end-shape="id15" draw:end-glue-point="3" svg:d="m8276 6565h-5314v8082h1830">
          <text:p/>
        </draw:connector>
      </draw:page>
      <draw:page draw:name="page6" draw:style-name="dp1" draw:master-page-name="Обычный">
        <draw:ellipse draw:style-name="gr4" draw:text-style-name="P1" draw:layer="layout" svg:width="0.715cm" svg:height="0.692cm" svg:x="1.714cm" svg:y="2cm">
          <text:p/>
        </draw:ellipse>
        <draw:line draw:style-name="gr4" draw:text-style-name="P1" draw:layer="layout" svg:x1="2.071cm" svg:y1="4.077cm" svg:x2="2.071cm" svg:y2="2.692cm">
          <text:p/>
        </draw:line>
        <draw:line draw:style-name="gr4" draw:text-style-name="P1" draw:layer="layout" svg:x1="2.785cm" svg:y1="3.038cm" svg:x2="2.071cm" svg:y2="3.038cm">
          <text:p/>
        </draw:line>
        <draw:line draw:style-name="gr4" draw:text-style-name="P1" draw:layer="layout" svg:x1="1.357cm" svg:y1="3.038cm" svg:x2="2.071cm" svg:y2="3.038cm">
          <text:p/>
        </draw:line>
        <draw:line draw:style-name="gr4" draw:text-style-name="P1" draw:layer="layout" svg:x1="1.714cm" svg:y1="5.115cm" svg:x2="2.071cm" svg:y2="4.077cm">
          <text:p/>
        </draw:line>
        <draw:line draw:style-name="gr4" draw:text-style-name="P1" draw:layer="layout" svg:x1="2.428cm" svg:y1="5.115cm" svg:x2="2.071cm" svg:y2="4.077cm">
          <text:p/>
        </draw:line>
        <draw:frame draw:style-name="gr17" draw:text-style-name="P3" draw:layer="layout" svg:width="2.5cm" svg:height="1.191cm" svg:x="1cm" svg:y="5.309cm">
          <draw:text-box>
            <text:p text:style-name="P1"><text:span text:style-name="T2">Клиент компании</text:span></text:p>
          </draw:text-box>
        </draw:frame>
        <draw:rect draw:style-name="gr6" draw:text-style-name="P4" draw:layer="layout" svg:width="5cm" svg:height="2cm" svg:x="7cm" svg:y="3cm">
          <text:p text:style-name="P1"><text:span text:style-name="T3">Подсистема </text:span></text:p>
          <text:p text:style-name="P1"><text:span text:style-name="T3">пользовательского</text:span></text:p>
          <text:p text:style-name="P1"><text:span text:style-name="T3">интерфейса</text:span></text:p>
        </draw:rect>
        <draw:rect draw:style-name="gr6" draw:text-style-name="P4" draw:layer="layout" svg:width="5cm" svg:height="2cm" svg:x="15cm" svg:y="3cm">
          <text:p text:style-name="P1"><text:span text:style-name="T3">Подсистема </text:span></text:p>
          <text:p text:style-name="P1"><text:span text:style-name="T3">преобразования и </text:span></text:p>
          <text:p text:style-name="P1"><text:span text:style-name="T3">подготовки данных</text:span></text:p>
        </draw:rect>
        <draw:rect draw:style-name="gr6" draw:text-style-name="P4" draw:layer="layout" svg:width="5cm" svg:height="2cm" svg:x="23.5cm" svg:y="3cm">
          <text:p text:style-name="P1"><text:span text:style-name="T3">Подсистема </text:span></text:p>
          <text:p text:style-name="P1"><text:span text:style-name="T3">хранения </text:span></text:p>
          <text:p text:style-name="P1"><text:span text:style-name="T3">информации</text:span></text:p>
        </draw:rect>
        <draw:line draw:style-name="gr18" draw:text-style-name="P1" draw:layer="layout" svg:x1="2cm" svg:y1="6.5cm" svg:x2="2cm" svg:y2="18cm">
          <text:p/>
        </draw:line>
        <draw:rect draw:style-name="gr1" draw:text-style-name="P1" draw:layer="layout" svg:width="1cm" svg:height="8.5cm" svg:x="1.5cm" svg:y="7.5cm">
          <text:p/>
        </draw:rect>
        <draw:line draw:style-name="gr18" draw:text-style-name="P1" draw:layer="layout" svg:x1="9.5cm" svg:y1="5cm" svg:x2="9.5cm" svg:y2="18cm">
          <text:p/>
        </draw:line>
        <draw:line draw:style-name="gr18" draw:text-style-name="P1" draw:layer="layout" svg:x1="17.5cm" svg:y1="5cm" svg:x2="17.5cm" svg:y2="18cm">
          <text:p/>
        </draw:line>
        <draw:line draw:style-name="gr18" draw:text-style-name="P1" draw:layer="layout" svg:x1="26cm" svg:y1="5cm" svg:x2="26cm" svg:y2="16cm">
          <text:p/>
        </draw:line>
        <draw:rect draw:style-name="gr1" draw:text-style-name="P1" draw:layer="layout" svg:width="1cm" svg:height="7.5cm" svg:x="9cm" svg:y="8cm">
          <text:p/>
        </draw:rect>
        <draw:rect draw:style-name="gr1" draw:text-style-name="P1" draw:layer="layout" svg:width="1cm" svg:height="6.5cm" svg:x="17cm" svg:y="8.5cm">
          <text:p/>
        </draw:rect>
        <draw:rect draw:style-name="gr1" draw:text-style-name="P1" draw:layer="layout" svg:width="1cm" svg:height="5.5cm" svg:x="25.5cm" svg:y="9cm">
          <text:p/>
        </draw:rect>
        <draw:line draw:style-name="gr19" draw:text-style-name="P3" draw:layer="layout" svg:x1="2.5cm" svg:y1="8cm" svg:x2="9cm" svg:y2="8cm">
          <text:p text:style-name="P1"><text:span text:style-name="T2">Отобразить(Главная:страница)</text:span></text:p>
          <text:p text:style-name="P1"><text:span text:style-name="T2"/></text:p>
        </draw:line>
        <draw:line draw:style-name="gr19" draw:text-style-name="P3" draw:layer="layout" svg:x1="10cm" svg:y1="8.5cm" svg:x2="17cm" svg:y2="8.5cm">
          <text:p text:style-name="P1"><text:span text:style-name="T2">Подготовить(Главная:страница)</text:span></text:p>
          <text:p text:style-name="P1"><text:span text:style-name="T2"/></text:p>
        </draw:line>
        <draw:line draw:style-name="gr19" draw:text-style-name="P3" draw:layer="layout" svg:x1="18cm" svg:y1="9cm" svg:x2="25.5cm" svg:y2="9cm">
          <text:p text:style-name="P1"><text:span text:style-name="T2">Загрузить(Главное меню:данные)</text:span></text:p>
          <text:p text:style-name="P1"><text:span text:style-name="T2"/></text:p>
        </draw:line>
        <draw:line draw:style-name="gr20" draw:text-style-name="P3" draw:layer="layout" svg:x1="25.5cm" svg:y1="9.75cm" svg:x2="18cm" svg:y2="9.75cm">
          <text:p/>
        </draw:line>
        <draw:frame draw:style-name="gr21" draw:text-style-name="P5" draw:layer="layout" svg:width="6cm" svg:height="0.75cm" svg:x="19.5cm" svg:y="9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8cm" svg:y1="11cm" svg:x2="25.5cm" svg:y2="11cm">
          <text:p text:style-name="P1"><text:span text:style-name="T2">Загрузить(Новости:данные)</text:span></text:p>
          <text:p text:style-name="P1"><text:span text:style-name="T2"/></text:p>
        </draw:line>
        <draw:line draw:style-name="gr20" draw:text-style-name="P3" draw:layer="layout" svg:x1="25.5cm" svg:y1="11.75cm" svg:x2="18cm" svg:y2="11.75cm">
          <text:p/>
        </draw:line>
        <draw:frame draw:style-name="gr21" draw:text-style-name="P5" draw:layer="layout" svg:width="6cm" svg:height="0.75cm" svg:x="19.5cm" svg:y="11cm">
          <draw:text-box>
            <text:p><text:span text:style-name="T2">Новости: данные</text:span></text:p>
          </draw:text-box>
        </draw:frame>
        <draw:line draw:style-name="gr22" draw:text-style-name="P1" draw:layer="layout" svg:x1="18cm" svg:y1="13cm" svg:x2="25.5cm" svg:y2="13cm">
          <text:p text:style-name="P1"><text:span text:style-name="T2">Загрузить(Список услуг:данные)</text:span></text:p>
          <text:p text:style-name="P1"><text:span text:style-name="T2"/></text:p>
        </draw:line>
        <draw:line draw:style-name="gr23" draw:text-style-name="P1" draw:layer="layout" svg:x1="25.5cm" svg:y1="14cm" svg:x2="18cm" svg:y2="14cm">
          <text:p/>
        </draw:line>
        <draw:frame draw:style-name="gr21" draw:text-style-name="P5" draw:layer="layout" svg:width="6cm" svg:height="0.75cm" svg:x="19.5cm" svg:y="13.25cm">
          <draw:text-box>
            <text:p><text:span text:style-name="T2">Список услуг: данные</text:span></text:p>
          </draw:text-box>
        </draw:frame>
        <draw:line draw:style-name="gr23" draw:text-style-name="P1" draw:layer="layout" svg:x1="17cm" svg:y1="14.5cm" svg:x2="10cm" svg:y2="14.5cm">
          <text:p/>
        </draw:line>
        <draw:frame draw:style-name="gr21" draw:text-style-name="P5" draw:layer="layout" svg:width="6cm" svg:height="1.661cm" svg:x="11cm" svg:y="12.839cm">
          <draw:text-box>
            <text:p><text:span text:style-name="T2">Подготовленные наборы данных для главной страницы</text:span></text:p>
          </draw:text-box>
        </draw:frame>
        <draw:line draw:style-name="gr23" draw:text-style-name="P1" draw:layer="layout" svg:x1="9cm" svg:y1="15cm" svg:x2="2.5cm" svg:y2="15cm">
          <text:p/>
        </draw:line>
        <draw:frame draw:style-name="gr21" draw:text-style-name="P5" draw:layer="layout" svg:width="6cm" svg:height="0.75cm" svg:x="3.5cm" svg:y="14.25cm">
          <draw:text-box>
            <text:p><text:span text:style-name="T2">Главная страница</text:span></text:p>
          </draw:text-box>
        </draw:frame>
      </draw:page>
      <draw:page draw:name="page7" draw:style-name="dp1" draw:master-page-name="Обычный">
        <draw:line draw:style-name="gr18" draw:text-style-name="P1" draw:layer="layout" svg:x1="2.17cm" svg:y1="5.447cm" svg:x2="2.17cm" svg:y2="15.5cm">
          <text:p/>
        </draw:line>
        <draw:rect draw:style-name="gr1" draw:text-style-name="P1" draw:layer="layout" svg:width="0.766cm" svg:height="8.168cm" svg:x="1.75cm" svg:y="6.279cm">
          <text:p/>
        </draw:rect>
        <draw:line draw:style-name="gr18" draw:text-style-name="P1" draw:layer="layout" svg:x1="7.879cm" svg:y1="4.334cm" svg:x2="7.879cm" svg:y2="14.447cm">
          <text:p/>
        </draw:line>
        <draw:line draw:style-name="gr18" draw:text-style-name="P1" draw:layer="layout" svg:x1="14.009cm" svg:y1="4.334cm" svg:x2="14.009cm" svg:y2="14.447cm">
          <text:p/>
        </draw:line>
        <draw:line draw:style-name="gr18" draw:text-style-name="P1" draw:layer="layout" svg:x1="21.204cm" svg:y1="4.334cm" svg:x2="21.204cm" svg:y2="14.447cm">
          <text:p/>
        </draw:line>
        <draw:rect draw:style-name="gr1" draw:text-style-name="P1" draw:layer="layout" svg:width="0.765cm" svg:height="7.3cm" svg:x="7.496cm" svg:y="6.668cm">
          <text:p/>
        </draw:rect>
        <draw:rect draw:style-name="gr1" draw:text-style-name="P1" draw:layer="layout" svg:width="0.767cm" svg:height="6.432cm" svg:x="13.625cm" svg:y="7.057cm">
          <text:p/>
        </draw:rect>
        <draw:rect draw:style-name="gr1" draw:text-style-name="P1" draw:layer="layout" svg:width="0.766cm" svg:height="2.872cm" svg:x="20.808cm" svg:y="7.266cm">
          <text:p/>
        </draw:rect>
        <draw:line draw:style-name="gr19" draw:text-style-name="P3" draw:layer="layout" svg:x1="2.516cm" svg:y1="6.668cm" svg:x2="7.496cm" svg:y2="6.668cm">
          <text:p text:style-name="P1"><text:span text:style-name="T2">Отобразить(</text:span></text:p>
          <text:p text:style-name="P1"><text:span text:style-name="T2">Нормативные документы:</text:span></text:p>
          <text:p text:style-name="P1"><text:span text:style-name="T2">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8.262cm" svg:y1="7.057cm" svg:x2="13.625cm" svg:y2="7.057cm">
          <text:p text:style-name="P1"><text:span text:style-name="T2">Подготовить(</text:span></text:p>
          <text:p text:style-name="P1"><text:span text:style-name="T2">Нормативные документы</text:span></text:p>
          <text:p text:style-name="P1"><text:span text:style-name="T2">: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14.456cm" svg:y1="7.266cm" svg:x2="20.794cm" svg:y2="7.266cm">
          <text:p text:style-name="P1"><text:span text:style-name="T2">Загрузить(Главное меню:данные)</text:span></text:p>
          <text:p text:style-name="P1"><text:span text:style-name="T2"/></text:p>
        </draw:line>
        <draw:line draw:style-name="gr20" draw:text-style-name="P3" draw:layer="layout" svg:x1="20.794cm" svg:y1="10.138cm" svg:x2="14.456cm" svg:y2="10.138cm">
          <text:p/>
        </draw:line>
        <draw:frame draw:style-name="gr24" draw:text-style-name="P5" draw:layer="layout" svg:width="5.056cm" svg:height="0.721cm" svg:x="15.041cm" svg:y="7.311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4.456cm" svg:y1="9.468cm" svg:x2="20.794cm" svg:y2="9.468cm">
          <text:p text:style-name="P1"><text:span text:style-name="T2">Загрузить(Новости:данные)</text:span></text:p>
          <text:p text:style-name="P1"><text:span text:style-name="T2"/></text:p>
        </draw:line>
        <draw:line draw:style-name="gr20" draw:text-style-name="P3" draw:layer="layout" svg:x1="20.794cm" svg:y1="8.032cm" svg:x2="14.456cm" svg:y2="8.032cm">
          <text:p/>
        </draw:line>
        <draw:frame draw:style-name="gr24" draw:text-style-name="P5" draw:layer="layout" svg:width="4.596cm" svg:height="0.721cm" svg:x="15.529cm" svg:y="9.417cm">
          <draw:text-box>
            <text:p><text:span text:style-name="T2">Новости: данные</text:span></text:p>
          </draw:text-box>
        </draw:frame>
        <draw:line draw:style-name="gr23" draw:text-style-name="P1" draw:layer="layout" svg:x1="13.625cm" svg:y1="13.064cm" svg:x2="8.262cm" svg:y2="13.064cm">
          <text:p/>
        </draw:line>
        <draw:frame draw:style-name="gr25" draw:text-style-name="P5" draw:layer="layout" svg:width="4.544cm" svg:height="2.601cm" svg:x="9.23cm" svg:y="10.464cm">
          <draw:text-box>
            <text:p><text:span text:style-name="T2">Подготовленные наборы данных для станицы с нормативными документами</text:span></text:p>
          </draw:text-box>
        </draw:frame>
        <draw:line draw:style-name="gr23" draw:text-style-name="P1" draw:layer="layout" svg:x1="7.541cm" svg:y1="13.585cm" svg:x2="2.561cm" svg:y2="13.585cm">
          <text:p/>
        </draw:line>
        <draw:frame draw:style-name="gr26" draw:text-style-name="P5" draw:layer="layout" svg:width="3.721cm" svg:height="1.191cm" svg:x="3.52cm" svg:y="12.392cm">
          <draw:text-box>
            <text:p><text:span text:style-name="T2">Нормативные документы</text:span></text:p>
          </draw:text-box>
        </draw:frame>
        <draw:line draw:style-name="gr18" draw:text-style-name="P1" draw:layer="layout" svg:x1="25.962cm" svg:y1="4.393cm" svg:x2="25.962cm" svg:y2="14.506cm">
          <text:p/>
        </draw:line>
        <draw:rect draw:style-name="gr6" draw:text-style-name="P4" draw:layer="layout" svg:width="4.806cm" svg:height="1.819cm" svg:x="23.594cm" svg:y="2.479cm">
          <text:p text:style-name="P1"><text:span text:style-name="T3">Файловая система</text:span></text:p>
          <text:p text:style-name="P1"><text:span text:style-name="T3">операционной</text:span></text:p>
          <text:p text:style-name="P1"><text:span text:style-name="T3">системы</text:span></text:p>
        </draw:rect>
        <draw:rect draw:style-name="gr1" draw:text-style-name="P1" draw:layer="layout" svg:width="0.766cm" svg:height="2.555cm" svg:x="25.586cm" svg:y="10.617cm">
          <text:p/>
        </draw:rect>
        <draw:line draw:style-name="gr27" draw:text-style-name="P6" draw:layer="layout" svg:x1="14.456cm" svg:y1="11.287cm" svg:x2="25.67cm" svg:y2="11.287cm">
          <text:p/>
        </draw:line>
        <draw:frame draw:style-name="gr24" draw:text-style-name="P5" draw:layer="layout" svg:width="6.826cm" svg:height="0.721cm" svg:x="16.991cm" svg:y="10.586cm">
          <draw:text-box>
            <text:p><text:span text:style-name="T2">Загрузить(Корневой:каталог)</text:span></text:p>
          </draw:text-box>
        </draw:frame>
        <draw:line draw:style-name="gr20" draw:text-style-name="P3" draw:layer="layout" svg:x1="25.475cm" svg:y1="12.532cm" svg:x2="14.456cm" svg:y2="12.532cm">
          <text:p/>
        </draw:line>
        <draw:frame draw:style-name="gr24" draw:text-style-name="P5" draw:layer="layout" svg:width="6.521cm" svg:height="0.721cm" svg:x="17.479cm" svg:y="11.811cm">
          <draw:text-box>
            <text:p><text:span text:style-name="T2">Список каталогов и файлов</text:span></text:p>
          </draw:text-box>
        </draw:frame>
      </draw:page>
      <draw:page draw:name="page8" draw:style-name="dp1" draw:master-page-name="Обычный">
        <draw:rect draw:style-name="gr28" draw:text-style-name="P1" draw:layer="layout" svg:width="28.117cm" svg:height="20.561cm" svg:x="0.325cm" svg:y="-0.025cm">
          <text:p/>
        </draw:rect>
        <draw:custom-shape draw:style-name="gr29" draw:text-style-name="P1" draw:layer="layout" svg:width="7.5cm" svg:height="3.5cm" svg:x="28.824cm" svg:y="-1.964cm">
          <text:p/>
          <draw:enhanced-geometry svg:viewBox="0 0 21600 21600" draw:glue-points="10800 0 0 10800 10800 21600 21600 10800 ?f40 ?f41" draw:text-areas="0 0 21600 21600" draw:type="rectangular-callout" draw:modifiers="-1169.12411678443 32217.99485861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1" draw:layer="layout" svg:width="7.5cm" svg:height="2.75cm" svg:x="28.824cm" svg:y="-1.714cm">
          <draw:text-box>
            <text:p text:style-name="P1">Интернет приложение</text:p>
            <text:p text:style-name="P1">классифицирующее</text:p>
            <text:p text:style-name="P1">юридические услуги</text:p>
          </draw:text-box>
        </draw:frame>
        <draw:rect draw:style-name="gr31" draw:text-style-name="P1" draw:layer="layout" svg:width="17.2cm" svg:height="19.539cm" svg:x="2.399cm" svg:y="0.436cm">
          <text:p text:style-name="P1">Препроцессор</text:p>
          <text:p text:style-name="P1">PH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custom-shape draw:style-name="gr2" draw:text-style-name="P1" draw:id="id19" draw:layer="layout" svg:width="5cm" svg:height="7cm" svg:x="22.742cm" svg:y="3.036cm">
          <text:p text:style-name="P1">СУБД</text:p>
          <draw:enhanced-geometry svg:viewBox="0 0 88 21600" draw:glue-points="44 ?f6 44 0 0 10800 44 21600 88 10800" draw:text-areas="0 ?f6 88 ?f3" draw:type="can" draw:modifiers="3920.728726949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1" draw:text-style-name="P1" draw:layer="layout" svg:width="12cm" svg:height="8.886cm" svg:x="5.742cm" svg:y="2.536cm">
          <text:p text:style-name="P1">Модель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28" draw:text-style-name="P1" draw:layer="layout" svg:width="2cm" svg:height="0.7cm" svg:x="4.742cm" svg:y="4.636cm">
          <text:p/>
        </draw:rect>
        <draw:custom-shape draw:style-name="gr32" draw:text-style-name="P1" draw:id="id18" draw:layer="layout" svg:width="1cm" svg:height="1cm" svg:x="20.742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21.742cm" svg:y1="6.536cm" svg:x2="22.742cm" svg:y2="6.536cm" draw:start-shape="id18" draw:start-glue-point="10" draw:end-shape="id19" draw:end-glue-point="6" svg:d="m21742 6536h1000">
          <text:p/>
        </draw:connector>
        <draw:connector draw:style-name="gr23" draw:text-style-name="P1" draw:layer="layout" draw:type="line" svg:x1="11.242cm" svg:y1="4.436cm" svg:x2="20.888cm" svg:y2="6.182cm" draw:start-shape="id20" draw:start-glue-point="1" draw:end-shape="id18" draw:end-glue-point="5" svg:d="m11242 4436 9646 1746">
          <text:p/>
        </draw:connector>
        <draw:rect draw:style-name="gr28" draw:text-style-name="P1" draw:layer="layout" svg:width="2cm" svg:height="0.7cm" svg:x="4.742cm" svg:y="8.336cm">
          <text:p/>
        </draw:rect>
        <draw:rect draw:style-name="gr31" draw:text-style-name="P1" draw:id="id21" draw:layer="layout" svg:width="3.5cm" svg:height="1cm" svg:x="10.042cm" svg:y="5.736cm">
          <text:p text:style-name="P1">Новость</text:p>
        </draw:rect>
        <draw:rect draw:style-name="gr31" draw:text-style-name="P1" draw:id="id22" draw:layer="layout" svg:width="3.5cm" svg:height="1cm" svg:x="12.942cm" svg:y="7.436cm">
          <text:p text:style-name="P1">Услуга</text:p>
        </draw:rect>
        <draw:rect draw:style-name="gr31" draw:text-style-name="P1" draw:id="id20" draw:layer="layout" svg:width="4cm" svg:height="1cm" svg:x="7.242cm" svg:y="3.936cm">
          <text:p text:style-name="P1">Клиент</text:p>
        </draw:rect>
        <draw:rect draw:style-name="gr31" draw:text-style-name="P1" draw:id="id23" draw:layer="layout" svg:width="4cm" svg:height="1cm" svg:x="13.242cm" svg:y="9.236cm">
          <text:p text:style-name="P1">Клиент</text:p>
        </draw:rect>
        <draw:connector draw:style-name="gr23" draw:text-style-name="P1" draw:layer="layout" draw:type="line" svg:x1="13.542cm" svg:y1="6.236cm" svg:x2="20.742cm" svg:y2="6.536cm" draw:start-shape="id21" draw:start-glue-point="1" draw:end-shape="id18" draw:end-glue-point="6" svg:d="m13542 6236 7200 300">
          <text:p/>
        </draw:connector>
        <draw:connector draw:style-name="gr23" draw:text-style-name="P1" draw:layer="layout" draw:type="line" svg:x1="16.442cm" svg:y1="7.936cm" svg:x2="20.888cm" svg:y2="6.89cm" draw:start-shape="id22" draw:start-glue-point="1" draw:end-shape="id18" draw:end-glue-point="7" svg:d="m16442 7936 4446-1046">
          <text:p/>
        </draw:connector>
        <draw:connector draw:style-name="gr23" draw:text-style-name="P1" draw:layer="layout" draw:type="line" svg:x1="17.242cm" svg:y1="9.736cm" svg:x2="21.242cm" svg:y2="7.036cm" draw:start-shape="id23" draw:start-glue-point="1" draw:end-shape="id18" draw:end-glue-point="8" svg:d="m17242 9736 4000-2700">
          <text:p/>
        </draw:connector>
        <draw:rect draw:style-name="gr28" draw:text-style-name="P1" draw:id="id24" draw:layer="layout" svg:width="1.176cm" svg:height="1.281cm" svg:x="8.592cm" svg:y="10.738cm">
          <text:p/>
        </draw:rect>
        <draw:connector draw:style-name="gr27" draw:text-style-name="P1" draw:layer="layout" draw:type="line" svg:x1="9.18cm" svg:y1="10.738cm" svg:x2="9.242cm" svg:y2="4.936cm" draw:start-shape="id24" draw:start-glue-point="0" draw:end-shape="id20" svg:d="m9180 10738 62-5802">
          <text:p/>
        </draw:connector>
        <draw:connector draw:style-name="gr27" draw:text-style-name="P1" draw:layer="layout" draw:type="line" svg:x1="9.18cm" svg:y1="10.738cm" svg:x2="11.792cm" svg:y2="6.736cm" draw:start-shape="id24" draw:start-glue-point="0" draw:end-shape="id21" draw:end-glue-point="2" svg:d="m9180 10738 2612-4002">
          <text:p/>
        </draw:connector>
        <draw:connector draw:style-name="gr27" draw:text-style-name="P1" draw:layer="layout" draw:type="line" svg:x1="9.18cm" svg:y1="10.738cm" svg:x2="12.942cm" svg:y2="7.936cm" draw:start-shape="id24" draw:start-glue-point="0" draw:end-shape="id22" draw:end-glue-point="3" svg:d="m9180 10738 3762-2802">
          <text:p/>
        </draw:connector>
        <draw:connector draw:style-name="gr27" draw:text-style-name="P1" draw:layer="layout" draw:type="line" svg:x1="9.18cm" svg:y1="10.738cm" svg:x2="13.242cm" svg:y2="9.736cm" draw:start-shape="id24" draw:start-glue-point="0" draw:end-shape="id23" svg:d="m9180 10738 4062-1002">
          <text:p/>
        </draw:connector>
        <draw:custom-shape draw:style-name="gr32" draw:text-style-name="P1" draw:id="id25" draw:layer="layout" svg:width="1cm" svg:height="1cm" svg:x="8.692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9.18cm" svg:y1="12.019cm" svg:x2="9.192cm" svg:y2="12.992cm" draw:start-shape="id24" draw:start-glue-point="2" draw:end-shape="id25" draw:end-glue-point="4" svg:d="m9180 12019 12 973">
          <text:p/>
        </draw:connector>
        <draw:rect draw:style-name="gr31" draw:text-style-name="P1" draw:id="id26" draw:layer="layout" svg:width="6.242cm" svg:height="2.535cm" svg:x="11.744cm" svg:y="12.263cm">
          <text:p text:style-name="P1"><text:s text:c="7"/>Контроллер</text:p>
          <text:p text:style-name="P1"/>
        </draw:rect>
        <draw:rect draw:style-name="gr28" draw:text-style-name="P1" draw:layer="layout" svg:width="1.2cm" svg:height="0.597cm" svg:x="11.244cm" svg:y="12.643cm">
          <text:p/>
        </draw:rect>
        <draw:connector draw:style-name="gr23" draw:text-style-name="P1" draw:layer="layout" draw:type="line" svg:x1="11.744cm" svg:y1="13.53cm" svg:x2="9.692cm" svg:y2="13.492cm" draw:start-shape="id26" draw:start-glue-point="3" draw:end-shape="id25" draw:end-glue-point="10" svg:d="m11744 13530-2052-38">
          <text:p/>
        </draw:connector>
        <draw:custom-shape draw:style-name="gr32" draw:text-style-name="P1" draw:id="id28" draw:layer="layout" svg:width="1cm" svg:height="1cm" svg:x="21.317cm" svg:y="1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20.147cm" svg:y1="13.564cm" svg:x2="21.317cm" svg:y2="13.553cm" draw:start-shape="id27" draw:start-glue-point="1" draw:end-shape="id28" draw:end-glue-point="6" svg:d="m20147 13564 1170-11">
          <text:p/>
        </draw:connector>
        <draw:rect draw:style-name="gr28" draw:text-style-name="P1" draw:layer="layout" svg:width="1.2cm" svg:height="0.597cm" svg:x="11.244cm" svg:y="13.785cm">
          <text:p/>
        </draw:rect>
        <draw:custom-shape draw:style-name="gr32" draw:text-style-name="P1" draw:id="id29" draw:layer="layout" svg:width="1cm" svg:height="1cm" svg:x="8.742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svg:x1="14.865cm" svg:y1="14.798cm" svg:x2="9.742cm" svg:y2="15.608cm" draw:start-shape="id26" draw:start-glue-point="2" draw:end-shape="id29" draw:end-glue-point="10" svg:d="m14865 14798v810h-5123">
          <text:p/>
        </draw:connector>
        <draw:rect draw:style-name="gr31" draw:text-style-name="P1" draw:id="id30" draw:layer="layout" svg:width="6.249cm" svg:height="2.319cm" svg:x="6.095cm" svg:y="17.116cm">
          <text:p text:style-name="P1"><text:s text:c="5"/>Представление</text:p>
          <text:p text:style-name="P1"/>
        </draw:rect>
        <draw:rect draw:style-name="gr28" draw:text-style-name="P1" draw:layer="layout" svg:width="1.2cm" svg:height="0.471cm" svg:x="5.451cm" svg:y="17.603cm">
          <text:p/>
        </draw:rect>
        <draw:rect draw:style-name="gr28" draw:text-style-name="P1" draw:layer="layout" svg:width="1.2cm" svg:height="0.471cm" svg:x="5.451cm" svg:y="18.504cm">
          <text:p/>
        </draw:rect>
        <draw:connector draw:style-name="gr28" draw:text-style-name="P1" draw:layer="layout" draw:type="line" svg:x1="9.242cm" svg:y1="16.108cm" svg:x2="9.219cm" svg:y2="17.116cm" draw:start-shape="id29" draw:start-glue-point="8" draw:end-shape="id30" draw:end-glue-point="0" svg:d="m9242 16108-23 1008">
          <text:p/>
        </draw:connector>
        <draw:rect draw:style-name="gr28" draw:text-style-name="P1" draw:id="id27" draw:layer="layout" svg:width="1.008cm" svg:height="1.058cm" svg:x="19.139cm" svg:y="13.035cm">
          <text:p/>
        </draw:rect>
        <draw:connector draw:style-name="gr27" draw:text-style-name="P1" draw:layer="layout" draw:type="line" svg:x1="19.139cm" svg:y1="13.564cm" svg:x2="17.986cm" svg:y2="13.53cm" draw:start-shape="id27" draw:start-glue-point="3" draw:end-shape="id26" draw:end-glue-point="1" svg:d="m19139 13564-1153-34">
          <text:p/>
        </draw:connector>
        <draw:rect draw:style-name="gr31" draw:text-style-name="P1" draw:id="id31" draw:layer="layout" svg:width="5.947cm" svg:height="2.571cm" svg:x="20.91cm" svg:y="16.109cm">
          <text:p text:style-name="P1"><text:s text:c="4"/>Веб-сервер</text:p>
          <text:p text:style-name="P1"/>
        </draw:rect>
        <draw:rect draw:style-name="gr28" draw:text-style-name="P1" draw:layer="layout" svg:width="1.2cm" svg:height="0.471cm" svg:x="20.269cm" svg:y="16.596cm">
          <text:p/>
        </draw:rect>
        <draw:rect draw:style-name="gr28" draw:text-style-name="P1" draw:layer="layout" svg:width="1.2cm" svg:height="0.471cm" svg:x="20.269cm" svg:y="17.697cm">
          <text:p/>
        </draw:rect>
        <draw:connector draw:style-name="gr23" draw:text-style-name="P1" draw:layer="layout" draw:type="line" svg:x1="23.883cm" svg:y1="16.109cm" svg:x2="22.171cm" svg:y2="13.907cm" draw:start-shape="id31" draw:start-glue-point="0" draw:end-shape="id28" draw:end-glue-point="9" svg:d="m23883 16109-1712-2202">
          <text:p/>
        </draw:connector>
        <draw:rect draw:style-name="gr28" draw:text-style-name="P1" draw:layer="layout" svg:width="2.579cm" svg:height="0.901cm" svg:x="1.171cm" svg:y="14.432cm">
          <text:p/>
        </draw:rect>
        <draw:rect draw:style-name="gr28" draw:text-style-name="P1" draw:layer="layout" svg:width="2.579cm" svg:height="0.901cm" svg:x="1.172cm" svg:y="5.262cm">
          <text:p/>
        </draw:rect>
        <draw:rect draw:style-name="gr28" draw:text-style-name="P1" draw:id="id32" draw:layer="layout" svg:width="1.008cm" svg:height="1.058cm" svg:x="27.95cm" svg:y="16.878cm">
          <text:p/>
        </draw:rect>
        <draw:connector draw:style-name="gr27" draw:text-style-name="P1" draw:layer="layout" draw:type="line" svg:x1="27.95cm" svg:y1="17.407cm" svg:x2="26.857cm" svg:y2="17.394cm" draw:start-shape="id32" draw:start-glue-point="3" draw:end-shape="id31" draw:end-glue-point="1" svg:d="m27950 17407-1093-13">
          <text:p/>
        </draw:connector>
        <draw:custom-shape draw:style-name="gr32" draw:text-style-name="P1" draw:id="id33" draw:layer="layout" svg:width="1cm" svg:height="1cm" svg:x="30.155cm" svg:y="1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28.958cm" svg:y1="17.407cm" svg:x2="30.155cm" svg:y2="17.37cm" draw:start-shape="id32" draw:start-glue-point="1" draw:end-shape="id33" draw:end-glue-point="6" svg:d="m28958 17407 1197-37">
          <text:p/>
        </draw:connector>
        <draw:custom-shape draw:style-name="gr33" draw:text-style-name="P1" draw:layer="layout" svg:width="4.153cm" svg:height="1.61cm" svg:x="29.95cm" svg:y="9.897cm">
          <text:p text:style-name="P1">SQL</text:p>
          <draw:enhanced-geometry svg:viewBox="0 0 21600 21600" draw:mirror-horizontal="false" draw:type="line-callout-2" draw:modifiers="-44083.9672604718 -38520.6703910615 -40215.3105440539 9237.98882681564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3" draw:text-style-name="P1" draw:layer="layout" svg:width="4.153cm" svg:height="1.61cm" svg:x="29.904cm" svg:y="11.873cm">
          <text:p text:style-name="P1">CGI</text:p>
          <draw:enhanced-geometry svg:viewBox="0 0 21600 21600" draw:mirror-horizontal="false" draw:type="line-callout-2" draw:modifiers="-41374.8675974964 15593.2960893855 -40241.3095811266 5671.50837988827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3" draw:text-style-name="P1" draw:layer="layout" svg:width="4.153cm" svg:height="1.61cm" svg:x="29.958cm" svg:y="13.825cm">
          <text:p text:style-name="P1">HTML</text:p>
          <draw:enhanced-geometry svg:viewBox="0 0 21600 21600" draw:mirror-horizontal="false" draw:type="line-callout-2" draw:modifiers="2360.71256620125 41389.9441340782 -1065.96051998074 30435.7541899441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4" draw:text-style-name="P7" draw:layer="layout" svg:width="10.206cm" svg:height="6.356cm" svg:x="-10.483cm" svg:y="0cm">
          <draw:text-box>
            <text:p><text:span text:style-name="T4">1) СУБД - система управления</text:span></text:p>
            <text:p><text:span text:style-name="T4"><text:s text:c="5"/></text:span><text:span text:style-name="T4">базами данных;</text:span></text:p>
            <text:p><text:span text:style-name="T4">2) SQL - Structured Query Language</text:span></text:p>
            <text:p><text:span text:style-name="T4"><text:s text:c="5"/></text:span><text:span text:style-name="T4">(язык структурированных запросов);</text:span></text:p>
            <text:p><text:span text:style-name="T4">3) CGI - Common Gateway Interface</text:span></text:p>
            <text:p><text:span text:style-name="T4"><text:s text:c="4"/></text:span><text:span text:style-name="T4">(общий интерфейс шлюза), стандарт</text:span></text:p>
            <text:p><text:span text:style-name="T4"><text:s text:c="5"/></text:span><text:span text:style-name="T4">связи программы с веб-сервером;</text:span></text:p>
            <text:p><text:span text:style-name="T4">4) HTML - HyperText Markup Language</text:span></text:p>
            <text:p><text:span text:style-name="T4"><text:s text:c="5"/></text:span><text:span text:style-name="T4">(язык разметки гипертекста);</text:span></text:p>
            <text:p><text:span text:style-name="T4">5) PHP - PHP: Hypertext Preprocessor</text:span></text:p>
            <text:p><text:span text:style-name="T4"><text:s text:c="5"/></text:span><text:span text:style-name="T4">(PHP: препроцессор гипертекста).</text:span></text:p>
          </draw:text-box>
        </draw:frame>
        <draw:rect draw:style-name="gr31" draw:text-style-name="P1" draw:layer="layout" svg:width="4.161cm" svg:height="1.586cm" svg:x="-4.664cm" svg:y="12.073cm">
          <text:p text:style-name="P8">PHP</text:p>
          <text:p text:style-name="P8"><text:span text:style-name="T5"/></text:p>
        </draw:rect>
        <draw:line draw:style-name="gr28" draw:text-style-name="P1" draw:layer="layout" svg:x1="-0.339cm" svg:y1="12.746cm" svg:x2="3.867cm" svg:y2="13.877cm">
          <text:p/>
        </draw:line>
        <draw:line draw:style-name="gr28" draw:text-style-name="P1" draw:layer="layout" svg:x1="3.825cm" svg:y1="13.896cm" svg:x2="8.668cm" svg:y2="13.507cm">
          <text:p/>
        </draw:line>
        <draw:line draw:style-name="gr28" draw:text-style-name="P1" draw:layer="layout" svg:x1="3.898cm" svg:y1="13.907cm" svg:x2="8.718cm" svg:y2="15.573cm">
          <text:p/>
        </draw:line>
      </draw:page>
      <draw:page draw:name="Плакат 1" draw:style-name="dp1" draw:master-page-name="Обычный">
        <draw:rect draw:style-name="gr35" draw:text-style-name="P1" draw:layer="layout" svg:width="16.298cm" svg:height="18.424cm" svg:x="12.32cm" svg:y="1.576cm">
          <text:p/>
        </draw:rect>
        <draw:rect draw:style-name="gr35" draw:text-style-name="P1" draw:layer="layout" svg:width="11.379cm" svg:height="18.423cm" svg:x="0.927cm" svg:y="1.577cm">
          <text:p/>
        </draw:rect>
        <draw:custom-shape draw:style-name="gr36" draw:text-style-name="P9" draw:id="id36" draw:layer="layout" svg:width="2.093cm" svg:height="0.37cm" svg:x="6.166cm" svg:y="2.672cm">
          <text:p text:style-name="P1"><text:span text:style-name="T6">начал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7" draw:text-style-name="P9" draw:id="id34" draw:layer="layout" svg:width="4.061cm" svg:height="0.705cm" svg:x="5.182cm" svg:y="3.933cm">
          <text:p text:style-name="P1"><text:span text:style-name="T6">Ввод адреса доступа</text:span></text:p>
          <text:p text:style-name="P1"><text:span text:style-name="T6">к интернет приложению</text:span></text:p>
        </draw:rect>
        <draw:rect draw:style-name="gr37" draw:text-style-name="P9" draw:id="id37" draw:layer="layout" svg:width="4.075cm" svg:height="0.705cm" svg:x="5.175cm" svg:y="6.891cm">
          <text:p text:style-name="P1"><text:span text:style-name="T6">Получение запроса на</text:span></text:p>
          <text:p text:style-name="P1"><text:span text:style-name="T6">открытие страницы приложением</text:span></text:p>
        </draw:rect>
        <draw:rect draw:style-name="gr31" draw:text-style-name="P9" draw:id="id39" draw:layer="layout" svg:width="4.075cm" svg:height="0.704cm" svg:x="1.499cm" svg:y="9.679cm">
          <text:p text:style-name="P1"><text:span text:style-name="T6">Сбор данных </text:span></text:p>
          <text:p text:style-name="P1"><text:span text:style-name="T6">информационной ленты</text:span></text:p>
        </draw:rect>
        <draw:rect draw:style-name="gr31" draw:text-style-name="P9" draw:id="id40" draw:layer="layout" svg:width="4.075cm" svg:height="0.705cm" svg:x="1.499cm" svg:y="11.203cm">
          <text:p text:style-name="P1"><text:span text:style-name="T6">Сбор вариантов</text:span></text:p>
          <text:p text:style-name="P1"><text:span text:style-name="T6">выбора меню приложения</text:span></text:p>
        </draw:rect>
        <draw:rect draw:style-name="gr31" draw:text-style-name="P9" draw:id="id42" draw:layer="layout" svg:width="4.108cm" svg:height="0.706cm" svg:x="1.482cm" svg:y="14.378cm">
          <text:p text:style-name="P1"><text:span text:style-name="T6">Генерация содержимого</text:span></text:p>
          <text:p text:style-name="P1"><text:span text:style-name="T6">запрошенной страницы приложения</text:span></text:p>
        </draw:rect>
        <draw:rect draw:style-name="gr31" draw:text-style-name="P9" draw:id="id43" draw:layer="layout" svg:width="4.116cm" svg:height="0.705cm" svg:x="1.478cm" svg:y="16.163cm">
          <text:p text:style-name="P1"><text:span text:style-name="T6">Кеширование содержимого</text:span></text:p>
          <text:p text:style-name="P1"><text:span text:style-name="T6">запрошенной страницы приложения</text:span></text:p>
        </draw:rect>
        <draw:rect draw:style-name="gr31" draw:text-style-name="P9" draw:id="id46" draw:layer="layout" svg:width="4.369cm" svg:height="0.704cm" svg:x="7.169cm" svg:y="11.538cm">
          <text:p text:style-name="P1"><text:span text:style-name="T6">Отправка содержимого</text:span></text:p>
          <text:p text:style-name="P1"><text:span text:style-name="T6">запрошенной страницы приложения</text:span></text:p>
        </draw:rect>
        <draw:rect draw:style-name="gr31" draw:text-style-name="P9" draw:id="id44" draw:layer="layout" svg:width="4.377cm" svg:height="0.705cm" svg:x="7.165cm" svg:y="13.269cm">
          <text:p text:style-name="P1"><text:span text:style-name="T6">Отображение запрошенной страницы</text:span></text:p>
          <text:p text:style-name="P1"><text:span text:style-name="T6">в веб-браузере пользователя</text:span></text:p>
        </draw:rect>
        <draw:connector draw:style-name="gr27" draw:text-style-name="P1" draw:layer="layout" svg:x1="7.212cm" svg:y1="4.638cm" svg:x2="7.213cm" svg:y2="5.53cm" draw:start-shape="id34" draw:start-glue-point="2" draw:end-shape="id35" draw:end-glue-point="4" svg:d="m7212 4638v446h1v446">
          <text:p/>
        </draw:connector>
        <draw:connector draw:style-name="gr27" draw:text-style-name="P1" draw:layer="layout" svg:x1="7.212cm" svg:y1="3.042cm" svg:x2="7.212cm" svg:y2="3.933cm" draw:start-shape="id36" draw:start-glue-point="2" draw:end-shape="id34" draw:end-glue-point="0" svg:d="m7212 3042v891">
          <text:p/>
        </draw:connector>
        <draw:connector draw:style-name="gr27" draw:text-style-name="P1" draw:layer="layout" svg:x1="7.212cm" svg:y1="7.596cm" svg:x2="7.213cm" svg:y2="8.513cm" draw:start-shape="id37" draw:start-glue-point="2" draw:end-shape="id38" draw:end-glue-point="4" svg:d="m7212 7596v459h1v458">
          <text:p/>
        </draw:connector>
        <draw:connector draw:style-name="gr27" draw:text-style-name="P1" draw:layer="layout" svg:x1="3.536cm" svg:y1="10.383cm" svg:x2="3.536cm" svg:y2="11.203cm" draw:start-shape="id39" draw:start-glue-point="2" draw:end-shape="id40" draw:end-glue-point="0" svg:d="m3536 10383v820">
          <text:p/>
        </draw:connector>
        <draw:custom-shape draw:style-name="gr32" draw:text-style-name="P1" draw:id="id38" draw:layer="layout" svg:width="0.417cm" svg:height="0.494cm" svg:x="7.004cm" svg:y="8.5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7.004cm" svg:y1="8.76cm" svg:x2="3.536cm" svg:y2="9.679cm" draw:start-shape="id38" draw:start-glue-point="5" draw:end-shape="id39" draw:end-glue-point="0" svg:d="m7004 8760h-3468v919">
          <text:p/>
        </draw:connector>
        <draw:connector draw:style-name="gr27" draw:text-style-name="P1" draw:layer="layout" svg:x1="3.536cm" svg:y1="11.908cm" svg:x2="3.536cm" svg:y2="12.843cm" draw:start-shape="id40" draw:start-glue-point="2" draw:end-shape="id41" draw:end-glue-point="0" svg:d="m3536 11908v935">
          <text:p/>
        </draw:connector>
        <draw:connector draw:style-name="gr27" draw:text-style-name="P1" draw:layer="layout" svg:x1="3.536cm" svg:y1="15.084cm" svg:x2="3.536cm" svg:y2="16.163cm" draw:start-shape="id42" draw:start-glue-point="2" draw:end-shape="id43" draw:end-glue-point="0" svg:d="m3536 15084v1079">
          <text:p/>
        </draw:connector>
        <draw:custom-shape draw:style-name="gr32" draw:text-style-name="P1" draw:id="id35" draw:layer="layout" svg:width="0.433cm" svg:height="0.547cm" svg:x="6.996cm" svg:y="5.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7.213cm" svg:y1="6.077cm" svg:x2="7.212cm" svg:y2="6.891cm" draw:start-shape="id35" draw:start-glue-point="6" draw:end-shape="id37" draw:end-glue-point="0" svg:d="m7213 6077v407h-1v407">
          <text:p/>
        </draw:connector>
        <draw:custom-shape draw:style-name="gr36" draw:text-style-name="P10" draw:id="id47" draw:layer="layout" svg:width="2.093cm" svg:height="0.371cm" svg:x="8.307cm" svg:y="16.388cm">
          <text:p text:style-name="P1"><text:span text:style-name="T5">коне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svg:x1="9.353cm" svg:y1="13.974cm" svg:x2="9.353cm" svg:y2="15.064cm" draw:start-shape="id44" draw:start-glue-point="2" draw:end-shape="id45" draw:end-glue-point="4" svg:d="m9353 13974v1090">
          <text:p/>
        </draw:connector>
        <draw:connector draw:style-name="gr27" draw:text-style-name="P1" draw:layer="layout" svg:x1="9.353cm" svg:y1="12.242cm" svg:x2="9.353cm" svg:y2="13.269cm" draw:start-shape="id46" draw:start-glue-point="2" draw:end-shape="id44" draw:end-glue-point="0" svg:d="m9353 12242v1027">
          <text:p/>
        </draw:connector>
        <draw:custom-shape draw:style-name="gr32" draw:text-style-name="P1" draw:id="id45" draw:layer="layout" svg:width="0.42cm" svg:height="0.51cm" svg:x="9.143cm" svg:y="15.0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9.353cm" svg:y1="15.574cm" svg:x2="9.353cm" svg:y2="16.388cm" draw:start-shape="id45" draw:start-glue-point="6" draw:end-shape="id47" draw:end-glue-point="0" svg:d="m9353 15574v814">
          <text:p/>
        </draw:connector>
        <draw:connector draw:style-name="gr27" draw:text-style-name="P1" draw:layer="layout" draw:line-skew="0cm -0.209cm" svg:x1="3.536cm" svg:y1="16.868cm" svg:x2="7.003cm" svg:y2="10.158cm" draw:start-shape="id43" draw:start-glue-point="2" draw:end-shape="id48" draw:end-glue-point="5" svg:d="m3536 16868v550h2553v-7260h914">
          <text:p/>
        </draw:connector>
        <draw:connector draw:style-name="gr22" draw:text-style-name="P1" draw:layer="layout" draw:line-skew="1.796cm" svg:x1="9.563cm" svg:y1="15.319cm" svg:x2="7.429cm" svg:y2="5.804cm" draw:start-shape="id45" draw:start-glue-point="7" draw:end-shape="id35" draw:end-glue-point="7" svg:d="m9563 15319h2347v-9515h-4481">
          <text:p text:style-name="P1"/>
          <text:p text:style-name="P1"/>
          <text:p text:style-name="P1"/>
        </draw:connector>
        <draw:frame draw:style-name="gr38" draw:text-style-name="P9" draw:layer="layout" svg:width="2.91cm" svg:height="0.727cm" svg:x="9.595cm" svg:y="15.258cm">
          <draw:text-box>
            <text:p text:style-name="P1"><text:span text:style-name="T6">Открытие другой </text:span></text:p>
            <text:p text:style-name="P1"><text:span text:style-name="T6">страницы приложения</text:span></text:p>
          </draw:text-box>
        </draw:frame>
        <draw:frame draw:style-name="gr39" draw:text-style-name="P9" draw:layer="layout" svg:width="1.915cm" svg:height="0.727cm" svg:x="7.5cm" svg:y="15.307cm">
          <draw:text-box>
            <text:p text:style-name="P1"><text:span text:style-name="T6">Закрытие веб-браузера</text:span></text:p>
          </draw:text-box>
        </draw:frame>
        <draw:rect draw:style-name="gr31" draw:text-style-name="P9" draw:id="id41" draw:layer="layout" svg:width="4.075cm" svg:height="0.704cm" svg:x="1.499cm" svg:y="12.843cm">
          <text:p text:style-name="P1"><text:span text:style-name="T6">Сбор информации запрошенной </text:span></text:p>
          <text:p text:style-name="P1"><text:span text:style-name="T6">страницы приложения</text:span></text:p>
        </draw:rect>
        <draw:custom-shape draw:style-name="gr32" draw:text-style-name="P1" draw:id="id48" draw:layer="layout" svg:width="0.419cm" svg:height="0.524cm" svg:x="7.003cm" svg:y="9.8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draw:line-skew="-0.275cm" svg:x1="7.213cm" svg:y1="10.42cm" svg:x2="9.353cm" svg:y2="11.538cm" draw:start-shape="id48" draw:start-glue-point="6" draw:end-shape="id46" draw:end-glue-point="0" svg:d="m7213 10420v285h2140v833">
          <text:p/>
        </draw:connector>
        <draw:connector draw:style-name="gr27" draw:text-style-name="P1" draw:layer="layout" svg:x1="7.213cm" svg:y1="9.007cm" svg:x2="7.213cm" svg:y2="9.896cm" draw:start-shape="id38" draw:start-glue-point="6" draw:end-shape="id48" draw:end-glue-point="4" svg:d="m7213 9007v889">
          <text:p/>
        </draw:connector>
        <draw:frame draw:style-name="gr40" draw:text-style-name="P9" draw:layer="layout" svg:width="2.403cm" svg:height="0.965cm" svg:x="7.184cm" svg:y="8.802cm">
          <draw:text-box>
            <text:p text:style-name="P1"><text:span text:style-name="T6">Если содержимое страницы</text:span></text:p>
            <text:p text:style-name="P1"><text:span text:style-name="T6">находится в кеше</text:span></text:p>
          </draw:text-box>
        </draw:frame>
        <draw:frame draw:style-name="gr41" draw:text-style-name="P11" draw:layer="layout" svg:width="2.08cm" svg:height="0.727cm" svg:x="2.877cm" svg:y="7.951cm">
          <draw:text-box>
            <text:p><text:span text:style-name="T6">Если страница</text:span></text:p>
            <text:p><text:span text:style-name="T6">не кеширована</text:span></text:p>
          </draw:text-box>
        </draw:frame>
        <draw:connector draw:style-name="gr27" draw:text-style-name="P1" draw:layer="layout" draw:type="line" svg:x1="3.536cm" svg:y1="13.547cm" svg:x2="3.536cm" svg:y2="14.378cm" draw:start-shape="id41" draw:start-glue-point="2" draw:end-shape="id42" draw:end-glue-point="0" svg:d="m3536 13547v831">
          <text:p/>
        </draw:connector>
        <draw:frame draw:style-name="gr42" draw:text-style-name="P12" draw:layer="layout" svg:width="3.061cm" svg:height="1.679cm" svg:x="1.314cm" svg:y="3.124cm">
          <draw:text-box>
            <text:p text:style-name="P1"><text:span text:style-name="T7">Алгоритм работы</text:span></text:p>
            <text:p text:style-name="P1"><text:span text:style-name="T7">Интернет приложения</text:span></text:p>
            <text:p text:style-name="P1"><text:span text:style-name="T7">с клиентом</text:span></text:p>
          </draw:text-box>
        </draw:frame>
        <draw:custom-shape draw:style-name="gr36" draw:text-style-name="P9" draw:id="id51" draw:layer="layout" svg:width="2.093cm" svg:height="0.37cm" svg:x="17.979cm" svg:y="1.77cm">
          <text:p text:style-name="P1"><text:span text:style-name="T6">начал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7" draw:text-style-name="P9" draw:id="id49" draw:layer="layout" svg:width="4.061cm" svg:height="0.705cm" svg:x="18.1cm" svg:y="3.997cm">
          <text:p text:style-name="P1"><text:span text:style-name="T6">Открытие страницы</text:span></text:p>
          <text:p text:style-name="P1"><text:span text:style-name="T6">ввода идентификационных данных</text:span></text:p>
        </draw:rect>
        <draw:connector draw:style-name="gr27" draw:text-style-name="P1" draw:layer="layout" svg:x1="20.13cm" svg:y1="4.702cm" svg:x2="20.13cm" svg:y2="5.536cm" draw:start-shape="id49" draw:start-glue-point="2" draw:end-shape="id50" draw:end-glue-point="4" svg:d="m20130 4702v834">
          <text:p/>
        </draw:connector>
        <draw:connector draw:style-name="gr27" draw:text-style-name="P1" draw:layer="layout" svg:x1="19.025cm" svg:y1="2.14cm" svg:x2="19.026cm" svg:y2="2.948cm" draw:start-shape="id51" draw:start-glue-point="2" draw:end-shape="id52" draw:end-glue-point="4" svg:d="m19025 2140v404h1v404">
          <text:p/>
        </draw:connector>
        <draw:custom-shape draw:style-name="gr32" draw:text-style-name="P1" draw:id="id50" draw:layer="layout" svg:width="0.432cm" svg:height="0.549cm" svg:x="19.914cm" svg:y="5.5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2" draw:layer="layout" svg:width="3.609cm" svg:height="1.503cm" svg:x="13.054cm" svg:y="3.3cm">
          <draw:text-box>
            <text:p text:style-name="P1"><text:span text:style-name="T7">Алгоритм работы</text:span></text:p>
            <text:p text:style-name="P1"><text:span text:style-name="T7">Интернет </text:span></text:p>
            <text:p text:style-name="P1"><text:span text:style-name="T7">приложения</text:span></text:p>
            <text:p text:style-name="P1"><text:span text:style-name="T7">с администратором</text:span></text:p>
          </draw:text-box>
        </draw:frame>
        <draw:connector draw:style-name="gr27" draw:text-style-name="P1" draw:layer="layout" draw:line-skew="-0.577cm" svg:x1="19.914cm" svg:y1="5.811cm" svg:x2="18.809cm" svg:y2="3.222cm" draw:start-shape="id50" draw:start-glue-point="5" draw:end-shape="id52" draw:end-glue-point="5" svg:d="m19914 5811h-2233v-2589h1128">
          <text:p/>
        </draw:connector>
        <draw:frame draw:style-name="gr44" draw:text-style-name="P9" draw:layer="layout" svg:width="2.661cm" svg:height="5.069cm" svg:x="16.449cm" svg:y="1.39cm">
          <draw:text-box>
            <text:p text:style-name="P1"><text:span text:style-name="T6">Идентификационные данные не корректны</text:span></text:p>
          </draw:text-box>
        </draw:frame>
        <draw:rect draw:style-name="gr37" draw:text-style-name="P9" draw:id="id54" draw:layer="layout" svg:width="4.061cm" svg:height="0.703cm" svg:x="18.1cm" svg:y="8.197cm">
          <text:p text:style-name="P1"><text:span text:style-name="T6">Генерация меню</text:span></text:p>
          <text:p text:style-name="P1"><text:span text:style-name="T6">панели управления</text:span></text:p>
        </draw:rect>
        <draw:connector draw:style-name="gr27" draw:text-style-name="P1" draw:layer="layout" svg:x1="20.13cm" svg:y1="6.085cm" svg:x2="20.13cm" svg:y2="6.889cm" draw:start-shape="id50" draw:start-glue-point="6" draw:end-shape="id53" draw:end-glue-point="4" svg:d="m20130 6085v804">
          <text:p/>
        </draw:connector>
        <draw:frame draw:style-name="gr45" draw:text-style-name="P9" draw:layer="layout" svg:width="2.661cm" svg:height="0.727cm" svg:x="20.185cm" svg:y="6.076cm">
          <draw:text-box>
            <text:p text:style-name="P1"><text:span text:style-name="T6">Идентификационные данные корректны</text:span></text:p>
          </draw:text-box>
        </draw:frame>
        <draw:custom-shape draw:style-name="gr32" draw:text-style-name="P1" draw:id="id52" draw:layer="layout" svg:width="0.433cm" svg:height="0.548cm" svg:x="18.809cm" svg:y="2.9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19.242cm" svg:y1="3.222cm" svg:x2="20.13cm" svg:y2="3.997cm" draw:start-shape="id52" draw:start-glue-point="7" draw:end-shape="id49" draw:end-glue-point="0" svg:d="m19242 3222h888v775">
          <text:p/>
        </draw:connector>
        <draw:rect draw:style-name="gr46" draw:text-style-name="P1" draw:layer="layout" svg:width="4.952cm" svg:height="5.328cm" svg:x="12.554cm" svg:y="11.031cm">
          <text:p/>
        </draw:rect>
        <draw:custom-shape draw:style-name="gr32" draw:text-style-name="P1" draw:id="id55" draw:layer="layout" svg:width="0.432cm" svg:height="0.549cm" svg:x="19.914cm" svg:y="9.73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0.13cm" svg:y1="8.9cm" svg:x2="20.13cm" svg:y2="9.735cm" draw:start-shape="id54" draw:start-glue-point="2" draw:end-shape="id55" draw:end-glue-point="4" svg:d="m20130 8900v835">
          <text:p/>
        </draw:connector>
        <draw:connector draw:style-name="gr27" draw:text-style-name="P1" draw:layer="layout" svg:x1="19.914cm" svg:y1="10.01cm" svg:x2="15.023cm" svg:y2="11.891cm" draw:start-shape="id55" draw:start-glue-point="5" draw:end-shape="id56" draw:end-glue-point="0" svg:d="m19914 10010h-4891v1881">
          <text:p/>
        </draw:connector>
        <draw:rect draw:style-name="gr37" draw:text-style-name="P9" draw:id="id56" draw:layer="layout" svg:width="4.06cm" svg:height="0.703cm" svg:x="12.993cm" svg:y="11.891cm">
          <text:p text:style-name="P1"><text:span text:style-name="T6">Генерация меню быстрого</text:span></text:p>
          <text:p text:style-name="P1"><text:span text:style-name="T6">доступа к функция системы</text:span></text:p>
        </draw:rect>
        <draw:rect draw:style-name="gr37" draw:text-style-name="P9" draw:id="id57" draw:layer="layout" svg:width="4.059cm" svg:height="0.704cm" svg:x="12.994cm" svg:y="13.468cm">
          <text:p text:style-name="P1"><text:span text:style-name="T6">Отправка содержимого главной </text:span></text:p>
          <text:p text:style-name="P1"><text:span text:style-name="T6">страницы управления</text:span></text:p>
        </draw:rect>
        <draw:connector draw:style-name="gr27" draw:text-style-name="P1" draw:layer="layout" svg:x1="15.023cm" svg:y1="12.594cm" svg:x2="15.023cm" svg:y2="13.468cm" draw:start-shape="id56" draw:start-glue-point="2" draw:end-shape="id57" draw:end-glue-point="0" svg:d="m15023 12594v874">
          <text:p/>
        </draw:connector>
        <draw:rect draw:style-name="gr37" draw:text-style-name="P9" draw:id="id58" draw:layer="layout" svg:width="4.059cm" svg:height="0.794cm" svg:x="12.994cm" svg:y="15.041cm">
          <text:p text:style-name="P1"><text:span text:style-name="T6">Отображение главной страницы</text:span></text:p>
          <text:p text:style-name="P1"><text:span text:style-name="T6">в веб браузере</text:span></text:p>
        </draw:rect>
        <draw:connector draw:style-name="gr27" draw:text-style-name="P1" draw:layer="layout" svg:x1="15.023cm" svg:y1="14.172cm" svg:x2="15.023cm" svg:y2="15.041cm" draw:start-shape="id57" draw:start-glue-point="2" draw:end-shape="id58" draw:end-glue-point="0" svg:d="m15023 14172v869">
          <text:p/>
        </draw:connector>
        <draw:custom-shape draw:style-name="gr36" draw:text-style-name="P10" draw:id="id60" draw:layer="layout" svg:width="2.094cm" svg:height="0.371cm" svg:x="19.083cm" svg:y="19.303cm">
          <text:p text:style-name="P1"><text:span text:style-name="T5">коне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id="id59" draw:layer="layout" svg:width="0.42cm" svg:height="0.508cm" svg:x="19.92cm" svg:y="17.97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0.13cm" svg:y1="18.479cm" svg:x2="20.13cm" svg:y2="19.303cm" draw:start-shape="id59" draw:start-glue-point="6" draw:end-shape="id60" draw:end-glue-point="0" svg:d="m20130 18479v824">
          <text:p/>
        </draw:connector>
        <draw:frame draw:style-name="gr47" draw:text-style-name="P9" draw:layer="layout" svg:width="1.915cm" svg:height="3.708cm" svg:x="18.287cm" svg:y="15.259cm">
          <draw:text-box>
            <text:p text:style-name="P1"><text:span text:style-name="T6">Закрытие веб-браузера</text:span></text:p>
          </draw:text-box>
        </draw:frame>
        <draw:connector draw:style-name="gr27" draw:text-style-name="P1" draw:layer="layout" svg:x1="15.023cm" svg:y1="15.835cm" svg:x2="19.92cm" svg:y2="16.945cm" draw:start-shape="id58" draw:start-glue-point="2" draw:end-shape="id61" draw:end-glue-point="5" svg:d="m15023 15835v1110h4897">
          <text:p/>
        </draw:connector>
        <draw:custom-shape draw:style-name="gr48" draw:text-style-name="P9" draw:layer="layout" svg:width="2.78cm" svg:height="1.231cm" svg:x="22.936cm" svg:y="2.418cm">
          <text:p text:style-name="P1"><text:span text:style-name="T6">Установка состояния</text:span></text:p>
          <text:p text:style-name="P1"><text:span text:style-name="T6">открытия главной</text:span></text:p>
          <text:p text:style-name="P1"><text:span text:style-name="T6">страницы</text:span></text:p>
          <draw:enhanced-geometry svg:viewBox="0 0 21600 21600" draw:text-areas="800 800 20800 20800" draw:type="round-rectangular-callout" draw:modifiers="-6617.47572815534 30190.9090909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9" draw:text-style-name="P9" draw:layer="layout" svg:width="1.632cm" svg:height="6.429cm" svg:x="15.595cm" svg:y="3.607cm">
          <draw:text-box>
            <text:p text:style-name="P1"><text:span text:style-name="T6">Состояние открытия</text:span></text:p>
            <text:p text:style-name="P1"><text:span text:style-name="T6">главной страницы</text:span></text:p>
          </draw:text-box>
        </draw:frame>
        <draw:rect draw:style-name="gr46" draw:text-style-name="P1" draw:layer="layout" svg:width="4.952cm" svg:height="5.324cm" svg:x="17.695cm" svg:y="11.031cm">
          <text:p/>
        </draw:rect>
        <draw:rect draw:style-name="gr37" draw:text-style-name="P9" draw:id="id62" draw:layer="layout" svg:width="4.062cm" svg:height="0.703cm" svg:x="18.099cm" svg:y="11.891cm">
          <text:p text:style-name="P1"><text:span text:style-name="T6">Генерация таблицы с информацией </text:span></text:p>
          <text:p text:style-name="P1"><text:span text:style-name="T6">о выбранной категории</text:span></text:p>
        </draw:rect>
        <draw:connector draw:style-name="gr27" draw:text-style-name="P1" draw:layer="layout" svg:x1="20.13cm" svg:y1="10.284cm" svg:x2="20.13cm" svg:y2="11.891cm" draw:start-shape="id55" draw:start-glue-point="6" draw:end-shape="id62" svg:d="m20130 10284v1607">
          <text:p/>
        </draw:connector>
        <draw:rect draw:style-name="gr46" draw:text-style-name="P1" draw:layer="layout" svg:width="4.953cm" svg:height="5.313cm" svg:x="22.862cm" svg:y="11.031cm">
          <text:p/>
        </draw:rect>
        <draw:rect draw:style-name="gr37" draw:text-style-name="P9" draw:id="id63" draw:layer="layout" svg:width="4.062cm" svg:height="0.703cm" svg:x="18.099cm" svg:y="13.468cm">
          <text:p text:style-name="P1"><text:span text:style-name="T6">Отправка содержимого таблицы</text:span></text:p>
          <text:p text:style-name="P1"><text:span text:style-name="T6">выбора элемента</text:span></text:p>
        </draw:rect>
        <draw:connector draw:style-name="gr27" draw:text-style-name="P1" draw:layer="layout" svg:x1="20.13cm" svg:y1="12.594cm" svg:x2="20.13cm" svg:y2="13.468cm" draw:start-shape="id62" draw:start-glue-point="2" draw:end-shape="id63" draw:end-glue-point="0" svg:d="m20130 12594v874">
          <text:p/>
        </draw:connector>
        <draw:rect draw:style-name="gr37" draw:text-style-name="P9" draw:id="id64" draw:layer="layout" svg:width="4.062cm" svg:height="0.704cm" svg:x="18.099cm" svg:y="15.041cm">
          <text:p text:style-name="P1"><text:span text:style-name="T6">Отображение страницы выбора</text:span></text:p>
          <text:p text:style-name="P1"><text:span text:style-name="T6">в веб браузере</text:span></text:p>
        </draw:rect>
        <draw:connector draw:style-name="gr27" draw:text-style-name="P1" draw:layer="layout" svg:x1="20.13cm" svg:y1="14.171cm" svg:x2="20.13cm" svg:y2="15.041cm" draw:start-shape="id63" draw:start-glue-point="2" draw:end-shape="id64" draw:end-glue-point="0" svg:d="m20130 14171v870">
          <text:p/>
        </draw:connector>
        <draw:connector draw:style-name="gr27" draw:text-style-name="P1" draw:layer="layout" draw:type="lines" svg:x1="20.13cm" svg:y1="15.745cm" svg:x2="20.13cm" svg:y2="16.69cm" draw:start-shape="id64" draw:start-glue-point="2" draw:end-shape="id61" draw:end-glue-point="4" svg:d="m20130 15745v550-156 551">
          <text:p/>
        </draw:connector>
        <draw:frame draw:style-name="gr50" draw:text-style-name="P9" draw:layer="layout" svg:width="3.122cm" svg:height="0.965cm" svg:x="17.196cm" svg:y="10.157cm">
          <draw:text-box>
            <text:p text:style-name="P1"><text:span text:style-name="T6">Состояние открытия</text:span></text:p>
            <text:p text:style-name="P1"><text:span text:style-name="T6">таблицы для выбора </text:span></text:p>
            <text:p text:style-name="P1"><text:span text:style-name="T6">элемента редактирования</text:span></text:p>
          </draw:text-box>
        </draw:frame>
        <draw:custom-shape draw:style-name="gr32" draw:text-style-name="P1" draw:id="id61" draw:layer="layout" svg:width="0.42cm" svg:height="0.509cm" svg:x="19.92cm" svg:y="16.6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0.13cm" svg:y1="17.199cm" svg:x2="20.13cm" svg:y2="17.971cm" draw:start-shape="id61" draw:start-glue-point="6" draw:end-shape="id59" draw:end-glue-point="4" svg:d="m20130 17199v772">
          <text:p/>
        </draw:connector>
        <draw:rect draw:style-name="gr37" draw:text-style-name="P9" draw:id="id65" draw:layer="layout" svg:width="4.061cm" svg:height="0.703cm" svg:x="23.351cm" svg:y="11.891cm">
          <text:p text:style-name="P1"><text:span text:style-name="T6">Генерация формы для </text:span></text:p>
          <text:p text:style-name="P1"><text:span text:style-name="T6">редактирования элемента</text:span></text:p>
        </draw:rect>
        <draw:rect draw:style-name="gr37" draw:text-style-name="P9" draw:id="id66" draw:layer="layout" svg:width="4.061cm" svg:height="0.704cm" svg:x="23.351cm" svg:y="13.468cm">
          <text:p text:style-name="P1"><text:span text:style-name="T6">Отправка содержимого страницы</text:span></text:p>
          <text:p text:style-name="P1"><text:span text:style-name="T6">редактирования элемента</text:span></text:p>
        </draw:rect>
        <draw:connector draw:style-name="gr27" draw:text-style-name="P1" draw:layer="layout" svg:x1="25.381cm" svg:y1="12.594cm" svg:x2="25.381cm" svg:y2="13.468cm" draw:start-shape="id65" draw:start-glue-point="2" draw:end-shape="id66" draw:end-glue-point="0" svg:d="m25381 12594v874">
          <text:p/>
        </draw:connector>
        <draw:rect draw:style-name="gr37" draw:text-style-name="P9" draw:id="id67" draw:layer="layout" svg:width="4.061cm" svg:height="0.703cm" svg:x="23.351cm" svg:y="15.041cm">
          <text:p text:style-name="P1"><text:span text:style-name="T6">Отображение страницы</text:span></text:p>
          <text:p text:style-name="P1"><text:span text:style-name="T6">редактирования в ваб браузере</text:span></text:p>
        </draw:rect>
        <draw:connector draw:style-name="gr27" draw:text-style-name="P1" draw:layer="layout" svg:x1="25.381cm" svg:y1="14.172cm" svg:x2="25.381cm" svg:y2="15.041cm" draw:start-shape="id66" draw:start-glue-point="2" draw:end-shape="id67" draw:end-glue-point="0" svg:d="m25381 14172v869">
          <text:p/>
        </draw:connector>
        <draw:connector draw:style-name="gr27" draw:text-style-name="P1" draw:layer="layout" svg:x1="20.346cm" svg:y1="10.01cm" svg:x2="25.381cm" svg:y2="11.891cm" draw:start-shape="id55" draw:start-glue-point="7" draw:end-shape="id65" draw:end-glue-point="0" svg:d="m20346 10010h5035v1881">
          <text:p/>
        </draw:connector>
        <draw:frame draw:style-name="gr51" draw:text-style-name="P9" draw:layer="layout" svg:width="2.61cm" svg:height="5.068cm" svg:x="22.745cm" svg:y="4.976cm">
          <draw:text-box>
            <text:p text:style-name="P1"><text:span text:style-name="T6">Состояние открытия</text:span></text:p>
            <text:p text:style-name="P1"><text:span text:style-name="T6">формы редактирования элемента</text:span></text:p>
          </draw:text-box>
        </draw:frame>
        <draw:connector draw:style-name="gr27" draw:text-style-name="P1" draw:layer="layout" svg:x1="25.381cm" svg:y1="15.744cm" svg:x2="20.34cm" svg:y2="16.945cm" draw:start-shape="id67" draw:start-glue-point="2" draw:end-shape="id61" draw:end-glue-point="7" svg:d="m25381 15744v1201h-5041">
          <text:p/>
        </draw:connector>
        <draw:connector draw:style-name="gr27" draw:text-style-name="P1" draw:layer="layout" draw:line-skew="7.42cm" svg:x1="20.34cm" svg:y1="18.225cm" svg:x2="20.346cm" svg:y2="7.164cm" draw:start-shape="id59" draw:start-glue-point="7" draw:end-shape="id53" draw:end-glue-point="7" svg:d="m20340 18225h7976v-11061h-7970">
          <text:p/>
        </draw:connector>
        <draw:custom-shape draw:style-name="gr32" draw:text-style-name="P1" draw:id="id53" draw:layer="layout" svg:width="0.432cm" svg:height="0.549cm" svg:x="19.914cm" svg:y="6.88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0.13cm" svg:y1="7.438cm" svg:x2="20.13cm" svg:y2="8.197cm" draw:start-shape="id53" draw:start-glue-point="6" draw:end-shape="id54" draw:end-glue-point="0" svg:d="m20130 7438v759">
          <text:p/>
        </draw:connector>
        <draw:custom-shape draw:style-name="gr48" draw:text-style-name="P9" draw:layer="layout" svg:width="3.746cm" svg:height="1.23cm" svg:x="24.253cm" svg:y="4.159cm">
          <text:p text:style-name="P1"><text:span text:style-name="T6">Установка состояния открытия</text:span></text:p>
          <text:p text:style-name="P1"><text:span text:style-name="T6">страницы выбранной</text:span></text:p>
          <text:p text:style-name="P1"><text:span text:style-name="T6">пользователем</text:span></text:p>
          <draw:enhanced-geometry svg:viewBox="0 0 21600 21600" draw:text-areas="800 800 20800 20800" draw:type="round-rectangular-callout" draw:modifiers="21386.709367494 52587.4898456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text-style-name="P9" draw:layer="layout" svg:width="3.204cm" svg:height="0.965cm" svg:x="23.188cm" svg:y="17.324cm">
          <draw:text-box>
            <text:p text:style-name="P1"><text:span text:style-name="T6">Выбор действия по управлению интернет приложением</text:span></text:p>
          </draw:text-box>
        </draw:frame>
      </draw:page>
      <draw:page draw:name="Плакат 2" draw:style-name="dp1" draw:master-page-name="Обычный">
        <draw:rect draw:style-name="gr28" draw:text-style-name="P1" draw:layer="layout" svg:width="19.25cm" svg:height="19.302cm" svg:x="0.372cm" svg:y="0.309cm">
          <text:p/>
        </draw:rect>
        <draw:custom-shape draw:style-name="gr29" draw:text-style-name="P1" draw:layer="layout" svg:width="7.5cm" svg:height="2.371cm" svg:x="21.572cm" svg:y="17.627cm">
          <text:p/>
          <draw:enhanced-geometry svg:viewBox="0 0 21600 21600" draw:glue-points="10800 0 0 10800 10800 21600 21600 10800 ?f40 ?f41" draw:text-areas="0 0 21600 21600" draw:type="rectangular-callout" draw:modifiers="-5390.64124783362 14096.45868465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3" draw:text-style-name="P1" draw:layer="layout" svg:width="7.5cm" svg:height="2.384cm" svg:x="21.572cm" svg:y="17.616cm">
          <draw:text-box>
            <text:p text:style-name="P1">Интернет приложение</text:p>
            <text:p text:style-name="P1">классифицирующее</text:p>
            <text:p text:style-name="P1">юридические услуги</text:p>
          </draw:text-box>
        </draw:frame>
        <draw:rect draw:style-name="gr31" draw:text-style-name="P1" draw:layer="layout" svg:width="11.03cm" svg:height="18.319cm" svg:x="0.734cm" svg:y="0.721cm">
          <text:p text:style-name="P1">&lt;&lt;компонента&gt;&gt;</text:p>
          <text:p text:style-name="P1">Препроцессор PH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/>
        </draw:rect>
        <draw:custom-shape draw:style-name="gr2" draw:text-style-name="P1" draw:id="id69" draw:layer="layout" svg:width="3.92cm" svg:height="6.161cm" svg:x="15.113cm" svg:y="1.585cm">
          <text:p text:style-name="P1">СУБД</text:p>
          <draw:enhanced-geometry svg:viewBox="0 0 88 21600" draw:glue-points="44 ?f6 44 0 0 10800 44 21600 88 10800" draw:text-areas="0 ?f6 88 ?f3" draw:type="can" draw:modifiers="3920.728726949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1" draw:text-style-name="P1" draw:layer="layout" svg:width="9.696cm" svg:height="8.195cm" svg:x="1.115cm" svg:y="2.629cm">
          <text:p text:style-name="P1">&lt;&lt;компонента&gt;&gt;</text:p>
          <text:p text:style-name="P1">Модель</text:p>
          <text:p text:style-name="P1"><text:span text:style-name="T8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8"/></text:p>
          <text:p text:style-name="P1"/>
        </draw:rect>
        <draw:custom-shape draw:style-name="gr32" draw:text-style-name="P1" draw:id="id68" draw:layer="layout" svg:width="1cm" svg:height="1cm" svg:x="13.379cm" svg:y="4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14.379cm" svg:y1="4.665cm" svg:x2="15.113cm" svg:y2="4.666cm" draw:start-shape="id68" draw:start-glue-point="10" draw:end-shape="id69" draw:end-glue-point="6" svg:d="m14379 4665 734 1">
          <text:p/>
        </draw:connector>
        <draw:connector draw:style-name="gr23" draw:text-style-name="P1" draw:layer="layout" draw:type="line" svg:x1="6.101cm" svg:y1="5.308cm" svg:x2="13.525cm" svg:y2="4.311cm" draw:start-shape="id70" draw:start-glue-point="1" draw:end-shape="id68" draw:end-glue-point="5" svg:d="m6101 5308 7424-997">
          <text:p/>
        </draw:connector>
        <draw:rect draw:style-name="gr31" draw:text-style-name="P1" draw:id="id71" draw:layer="layout" svg:width="3.5cm" svg:height="1.013cm" svg:x="5.624cm" svg:y="6.238cm">
          <text:p text:style-name="P1">Новость</text:p>
        </draw:rect>
        <draw:rect draw:style-name="gr31" draw:text-style-name="P1" draw:id="id72" draw:layer="layout" svg:width="3.5cm" svg:height="1cm" svg:x="6.437cm" svg:y="7.723cm">
          <text:p text:style-name="P1">Услуга</text:p>
        </draw:rect>
        <draw:rect draw:style-name="gr31" draw:text-style-name="P1" draw:id="id70" draw:layer="layout" svg:width="4cm" svg:height="0.965cm" svg:x="2.101cm" svg:y="4.826cm">
          <text:p text:style-name="P1">Клиент</text:p>
        </draw:rect>
        <draw:rect draw:style-name="gr31" draw:text-style-name="P1" draw:id="id73" draw:layer="layout" svg:width="4cm" svg:height="1cm" svg:x="6.326cm" svg:y="9.262cm">
          <text:p text:style-name="P1">Клиент</text:p>
        </draw:rect>
        <draw:connector draw:style-name="gr23" draw:text-style-name="P1" draw:layer="layout" draw:type="line" svg:x1="9.124cm" svg:y1="6.744cm" svg:x2="13.379cm" svg:y2="4.665cm" draw:start-shape="id71" draw:start-glue-point="1" draw:end-shape="id68" draw:end-glue-point="6" svg:d="m9124 6744 4255-2079">
          <text:p/>
        </draw:connector>
        <draw:connector draw:style-name="gr23" draw:text-style-name="P1" draw:layer="layout" draw:type="line" svg:x1="9.937cm" svg:y1="8.223cm" svg:x2="13.525cm" svg:y2="5.019cm" draw:start-shape="id72" draw:start-glue-point="1" draw:end-shape="id68" draw:end-glue-point="7" svg:d="m9937 8223 3588-3204">
          <text:p/>
        </draw:connector>
        <draw:connector draw:style-name="gr23" draw:text-style-name="P1" draw:layer="layout" draw:type="line" svg:x1="10.326cm" svg:y1="9.762cm" svg:x2="13.879cm" svg:y2="5.165cm" draw:start-shape="id73" draw:start-glue-point="1" draw:end-shape="id68" draw:end-glue-point="8" svg:d="m10326 9762 3553-4597">
          <text:p/>
        </draw:connector>
        <draw:rect draw:style-name="gr28" draw:text-style-name="P1" draw:id="id74" draw:layer="layout" svg:width="1.176cm" svg:height="1.281cm" svg:x="2.7cm" svg:y="10.201cm">
          <text:p/>
        </draw:rect>
        <draw:connector draw:style-name="gr27" draw:text-style-name="P1" draw:layer="layout" draw:type="line" svg:x1="3.288cm" svg:y1="10.201cm" svg:x2="4.101cm" svg:y2="5.791cm" draw:start-shape="id74" draw:start-glue-point="0" draw:end-shape="id70" draw:end-glue-point="2" svg:d="m3288 10201 813-4410">
          <text:p/>
        </draw:connector>
        <draw:connector draw:style-name="gr27" draw:text-style-name="P1" draw:layer="layout" draw:type="line" svg:x1="3.288cm" svg:y1="10.201cm" svg:x2="5.624cm" svg:y2="6.744cm" draw:start-shape="id74" draw:start-glue-point="0" draw:end-shape="id71" svg:d="m3288 10201 2336-3457">
          <text:p/>
        </draw:connector>
        <draw:connector draw:style-name="gr27" draw:text-style-name="P1" draw:layer="layout" draw:type="line" svg:x1="3.288cm" svg:y1="10.201cm" svg:x2="6.437cm" svg:y2="8.223cm" draw:start-shape="id74" draw:start-glue-point="0" draw:end-shape="id72" svg:d="m3288 10201 3149-1978">
          <text:p/>
        </draw:connector>
        <draw:connector draw:style-name="gr27" draw:text-style-name="P1" draw:layer="layout" draw:type="line" svg:x1="3.288cm" svg:y1="10.201cm" svg:x2="6.326cm" svg:y2="9.762cm" draw:start-shape="id74" draw:start-glue-point="0" draw:end-shape="id73" svg:d="m3288 10201 3038-439">
          <text:p/>
        </draw:connector>
        <draw:custom-shape draw:style-name="gr32" draw:text-style-name="P1" draw:id="id75" draw:layer="layout" svg:width="1cm" svg:height="1cm" svg:x="4.914cm" svg:y="11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svg:x1="3.288cm" svg:y1="11.482cm" svg:x2="4.914cm" svg:y2="12.192cm" draw:start-shape="id74" draw:start-glue-point="2" draw:end-shape="id75" draw:end-glue-point="6" svg:d="m3288 11482v710h1626">
          <text:p/>
        </draw:connector>
        <draw:rect draw:style-name="gr31" draw:text-style-name="P1" draw:id="id76" draw:layer="layout" svg:width="5.084cm" svg:height="2.008cm" svg:x="2.872cm" svg:y="13.772cm">
          <text:p text:style-name="P1"><text:s text:c="7"/>Контроллер </text:p>
          <text:p text:style-name="P1"><text:span text:style-name="T2"/></text:p>
        </draw:rect>
        <draw:rect draw:style-name="gr28" draw:text-style-name="P1" draw:layer="layout" svg:width="1.2cm" svg:height="0.391cm" svg:x="2.372cm" svg:y="14.052cm">
          <text:p/>
        </draw:rect>
        <draw:connector draw:style-name="gr23" draw:text-style-name="P1" draw:layer="layout" svg:x1="5.414cm" svg:y1="13.772cm" svg:x2="5.414cm" svg:y2="12.692cm" draw:start-shape="id76" draw:start-glue-point="0" draw:end-shape="id75" draw:end-glue-point="8" svg:d="m5414 13772v-1080">
          <text:p/>
        </draw:connector>
        <draw:custom-shape draw:style-name="gr32" draw:text-style-name="P1" draw:id="id78" draw:layer="layout" svg:width="1cm" svg:height="1cm" svg:x="14.78cm" svg:y="12.2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12.206cm" svg:y1="12.782cm" svg:x2="14.78cm" svg:y2="12.793cm" draw:start-shape="id77" draw:start-glue-point="1" draw:end-shape="id78" draw:end-glue-point="6" svg:d="m12206 12782 2574 11">
          <text:p/>
        </draw:connector>
        <draw:custom-shape draw:style-name="gr32" draw:text-style-name="P1" draw:id="id79" draw:layer="layout" svg:width="1cm" svg:height="1cm" svg:x="9.572cm" svg:y="16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1" draw:text-style-name="P1" draw:id="id80" draw:layer="layout" svg:width="6.249cm" svg:height="2.031cm" svg:x="1.668cm" svg:y="16.425cm">
          <text:p text:style-name="P1"><text:s text:c="5"/>Представление</text:p>
          <text:p text:style-name="P1"><text:span text:style-name="T2"/></text:p>
        </draw:rect>
        <draw:rect draw:style-name="gr28" draw:text-style-name="P1" draw:layer="layout" svg:width="1.2cm" svg:height="0.412cm" svg:x="1.024cm" svg:y="16.852cm">
          <text:p/>
        </draw:rect>
        <draw:rect draw:style-name="gr28" draw:text-style-name="P1" draw:layer="layout" svg:width="1.2cm" svg:height="0.412cm" svg:x="1.024cm" svg:y="17.641cm">
          <text:p/>
        </draw:rect>
        <draw:connector draw:style-name="gr28" draw:text-style-name="P1" draw:layer="layout" draw:type="line" svg:x1="9.572cm" svg:y1="17.432cm" svg:x2="7.917cm" svg:y2="17.44cm" draw:start-shape="id79" draw:start-glue-point="6" draw:end-shape="id80" draw:end-glue-point="1" svg:d="m9572 17432-1655 8">
          <text:p/>
        </draw:connector>
        <draw:rect draw:style-name="gr28" draw:text-style-name="P1" draw:id="id77" draw:layer="layout" svg:width="1.008cm" svg:height="1.058cm" svg:x="11.198cm" svg:y="12.253cm">
          <text:p/>
        </draw:rect>
        <draw:connector draw:style-name="gr27" draw:text-style-name="P1" draw:layer="layout" draw:type="line" svg:x1="11.198cm" svg:y1="12.782cm" svg:x2="7.956cm" svg:y2="14.776cm" draw:start-shape="id77" draw:start-glue-point="3" draw:end-shape="id76" draw:end-glue-point="1" svg:d="m11198 12782-3242 1994">
          <text:p/>
        </draw:connector>
        <draw:rect draw:style-name="gr31" draw:text-style-name="P1" draw:id="id81" draw:layer="layout" svg:width="5.052cm" svg:height="1.622cm" svg:x="12.787cm" svg:y="9.395cm">
          <text:p text:style-name="P1"><text:s text:c="4"/>Веб-сервер</text:p>
          <text:p text:style-name="P1"><text:span text:style-name="T7"/></text:p>
        </draw:rect>
        <draw:rect draw:style-name="gr28" draw:text-style-name="P1" draw:layer="layout" svg:width="1.019cm" svg:height="0.297cm" svg:x="12.294cm" svg:y="9.753cm">
          <text:p/>
        </draw:rect>
        <draw:rect draw:style-name="gr28" draw:text-style-name="P1" draw:layer="layout" svg:width="1.019cm" svg:height="0.297cm" svg:x="12.294cm" svg:y="10.448cm">
          <text:p/>
        </draw:rect>
        <draw:connector draw:style-name="gr23" draw:text-style-name="P1" draw:layer="layout" draw:type="line" svg:x1="15.313cm" svg:y1="11.017cm" svg:x2="15.28cm" svg:y2="12.293cm" draw:start-shape="id81" draw:start-glue-point="2" draw:end-shape="id78" draw:end-glue-point="4" svg:d="m15313 11017-33 1276">
          <text:p/>
        </draw:connector>
        <draw:rect draw:style-name="gr28" draw:text-style-name="P1" draw:id="id82" draw:layer="layout" svg:width="1.008cm" svg:height="1.058cm" svg:x="19.152cm" svg:y="9.672cm">
          <text:p/>
        </draw:rect>
        <draw:connector draw:style-name="gr27" draw:text-style-name="P1" draw:layer="layout" draw:type="line" svg:x1="19.152cm" svg:y1="10.201cm" svg:x2="17.839cm" svg:y2="10.206cm" draw:start-shape="id82" draw:start-glue-point="3" draw:end-shape="id81" draw:end-glue-point="1" svg:d="m19152 10201-1313 5">
          <text:p/>
        </draw:connector>
        <draw:custom-shape draw:style-name="gr32" draw:text-style-name="P1" draw:id="id83" draw:layer="layout" svg:width="1cm" svg:height="1cm" svg:x="20.766cm" svg:y="9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20.16cm" svg:y1="10.201cm" svg:x2="20.766cm" svg:y2="10.168cm" draw:start-shape="id82" draw:start-glue-point="1" draw:end-shape="id83" draw:end-glue-point="6" svg:d="m20160 10201 606-33">
          <text:p/>
        </draw:connector>
        <draw:custom-shape draw:style-name="gr33" draw:text-style-name="P1" draw:layer="layout" svg:width="4.153cm" svg:height="1.61cm" svg:x="22.661cm" svg:y="7.918cm">
          <text:p text:style-name="P1">SQL</text:p>
          <draw:enhanced-geometry svg:viewBox="0 0 21600 21600" draw:mirror-horizontal="false" draw:type="line-callout-2" draw:modifiers="-44104.76649013 -37743.0167597765 -41156.4756860857 7856.98324022346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3" draw:text-style-name="P1" draw:layer="layout" svg:width="4.153cm" svg:height="1.61cm" svg:x="22.661cm" svg:y="12.319cm">
          <text:p text:style-name="P1">CGI</text:p>
          <draw:enhanced-geometry svg:viewBox="0 0 21600 21600" draw:mirror-horizontal="false" draw:type="line-callout-2" draw:modifiers="-35218.2956186808 6905.02793296089 -9760.03851709196 6905.02793296089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3" draw:text-style-name="P1" draw:layer="layout" svg:width="4.153cm" svg:height="1.61cm" svg:x="22.661cm" svg:y="10.136cm">
          <text:p text:style-name="P1">HTML</text:p>
          <draw:enhanced-geometry svg:viewBox="0 0 21600 21600" draw:mirror-horizontal="false" draw:type="line-callout-2" draw:modifiers="-4669.4270582571 4384.35754189944 -3057.48675974964 5765.36312849162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4" draw:text-style-name="P13" draw:layer="layout" svg:width="10.206cm" svg:height="6.911cm" svg:x="19.866cm" svg:y="0.254cm">
          <draw:text-box>
            <text:p><text:span text:style-name="T9">1) СУБД - система управления</text:span></text:p>
            <text:p><text:span text:style-name="T9"><text:s text:c="5"/></text:span><text:span text:style-name="T9">базами данных;</text:span></text:p>
            <text:p><text:span text:style-name="T9">2) SQL - Structured Query Language</text:span></text:p>
            <text:p><text:span text:style-name="T9"><text:s text:c="5"/></text:span><text:span text:style-name="T9">(язык структурированных запросов);</text:span></text:p>
            <text:p><text:span text:style-name="T9">3) CGI - Common Gateway Interface</text:span></text:p>
            <text:p><text:span text:style-name="T9"><text:s text:c="4"/></text:span><text:span text:style-name="T9">(общий интерфейс шлюза), стандарт</text:span></text:p>
            <text:p><text:span text:style-name="T9"><text:s text:c="5"/></text:span><text:span text:style-name="T9">связи программы с веб-сервером;</text:span></text:p>
            <text:p><text:span text:style-name="T9">4) HTML - HyperText Markup Language</text:span></text:p>
            <text:p><text:span text:style-name="T9"><text:s text:c="5"/></text:span><text:span text:style-name="T9">(язык разметки гипертекста);</text:span></text:p>
            <text:p><text:span text:style-name="T9">5) PHP - PHP: Hypertext Preprocessor</text:span></text:p>
            <text:p><text:span text:style-name="T9"><text:s text:c="5"/></text:span><text:span text:style-name="T9">(PHP: препроцессор гипертекста).</text:span></text:p>
          </draw:text-box>
        </draw:frame>
        <draw:rect draw:style-name="gr31" draw:text-style-name="P1" draw:layer="layout" svg:width="4.161cm" svg:height="1.586cm" svg:x="22.657cm" svg:y="14.55cm">
          <text:p text:style-name="P8">PHP</text:p>
          <text:p text:style-name="P8"><text:span text:style-name="T5"/></text:p>
        </draw:rect>
        <draw:rect draw:style-name="gr28" draw:text-style-name="P1" draw:layer="layout" svg:width="1.2cm" svg:height="0.391cm" svg:x="2.317cm" svg:y="14.953cm">
          <text:p/>
        </draw:rect>
        <draw:line draw:style-name="gr28" draw:text-style-name="P1" draw:layer="layout" svg:x1="22.381cm" svg:y1="15.617cm" svg:x2="11.145cm" svg:y2="15.617cm">
          <text:p/>
        </draw:line>
        <draw:line draw:style-name="gr28" draw:text-style-name="P1" draw:layer="layout" svg:x1="10.372cm" svg:y1="17.057cm" svg:x2="11.145cm" svg:y2="15.614cm">
          <text:p/>
        </draw:line>
        <draw:line draw:style-name="gr23" draw:text-style-name="P1" draw:layer="layout" svg:x1="7.897cm" svg:y1="15.72cm" svg:x2="9.805cm" svg:y2="17.06cm">
          <text:p/>
        </draw:line>
        <draw:line draw:style-name="gr28" draw:text-style-name="P1" draw:layer="layout" svg:x1="11.196cm" svg:y1="15.566cm" svg:x2="9.908cm" svg:y2="13.865cm">
          <text:p/>
        </draw:line>
        <draw:line draw:style-name="gr28" draw:text-style-name="P1" draw:layer="layout" svg:x1="5.887cm" svg:y1="12.215cm" svg:x2="8.877cm" svg:y2="12.215cm">
          <text:p/>
        </draw:line>
        <draw:line draw:style-name="gr28" draw:text-style-name="P1" draw:layer="layout" svg:x1="9.65cm" svg:y1="13.504cm" svg:x2="8.828cm" svg:y2="12.219cm">
          <text:p/>
        </draw:line>
      </draw:page>
      <draw:page draw:name="Плакат3" draw:style-name="dp1" draw:master-page-name="Обычный">
        <draw:custom-shape draw:style-name="gr32" draw:text-style-name="P1" draw:layer="layout" svg:width="10.383cm" svg:height="19cm" svg:x="0.346cm" svg:y="1cm">
          <text:p/>
          <draw:enhanced-geometry svg:viewBox="0 0 88 21600" draw:mirror-horizontal="false" draw:mirror-vertical="false" draw:glue-points="44 ?f6 44 0 0 10800 44 21600 88 10800" draw:text-areas="0 ?f6 88 ?f3" draw:type="can" draw:modifiers="1694.9423714541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id="id91" draw:layer="layout" svg:width="7.694cm" svg:height="4.131cm" svg:x="1.711cm" svg:y="6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7.694cm" svg:height="0.767cm" svg:x="1.711cm" svg:y="6.713cm">
          <text:p text:style-name="P1"><text:span text:style-name="T10">Таблица Клиент «Joomla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7.694cm" svg:height="3.349cm" svg:x="1.711cm" svg:y="7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5" draw:layer="layout" svg:width="7.629cm" svg:height="2.964cm" svg:x="1.644cm" svg:y="7.42cm">
          <draw:text-box>
            <text:p><text:span text:style-name="T10">Заголовок</text:span></text:p>
            <text:p><text:span text:style-name="T10">Содержание</text:span></text:p>
            <text:p><text:span text:style-name="T10">Дата окончания публикации</text:span></text:p>
            <text:p><text:span text:style-name="T10">Изображение малого размера</text:span></text:p>
            <text:p><text:span text:style-name="T10">Изображение большого размера</text:span></text:p>
          </draw:text-box>
        </draw:frame>
        <draw:custom-shape draw:style-name="gr7" draw:text-style-name="P1" draw:layer="layout" svg:width="6.931cm" svg:height="2.959cm" svg:x="2.093cm" svg:y="15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6.931cm" svg:height="0.745cm" svg:x="2.093cm" svg:y="15.115cm">
          <text:p text:style-name="P1"><text:span text:style-name="T10">Таблица Новость «Joomla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id="id95" draw:layer="layout" svg:width="6.931cm" svg:height="2.267cm" svg:x="2.093cm" svg:y="15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5" draw:layer="layout" svg:width="6.945cm" svg:height="1.921cm" svg:x="2.086cm" svg:y="15.715cm">
          <draw:text-box>
            <text:p><text:span text:style-name="T10">Название</text:span></text:p>
            <text:p><text:span text:style-name="T10">Короткое название</text:span></text:p>
            <text:p><text:span text:style-name="T10">Содержание</text:span></text:p>
          </draw:text-box>
        </draw:frame>
        <draw:custom-shape draw:style-name="gr7" draw:text-style-name="P1" draw:id="id93" draw:layer="layout" svg:width="6.39cm" svg:height="2.947cm" svg:x="2.363cm" svg:y="11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6.343cm" svg:height="0.746cm" svg:x="2.387cm" svg:y="11.512cm">
          <text:p text:style-name="P1"><text:span text:style-name="T10">Таблица Услуга «Joomla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6.343cm" svg:height="2.221cm" svg:x="2.387cm" svg:y="12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15" draw:layer="layout" svg:width="6.39cm" svg:height="1.922cm" svg:x="2.363cm" svg:y="12.126cm">
          <draw:text-box>
            <text:p><text:span text:style-name="T10">Название</text:span></text:p>
            <text:p><text:span text:style-name="T10">Короткое название</text:span></text:p>
            <text:p><text:span text:style-name="T10">Полное описание</text:span></text:p>
          </draw:text-box>
        </draw:frame>
        <draw:custom-shape draw:style-name="gr7" draw:text-style-name="P1" draw:id="id89" draw:layer="layout" svg:width="4.939cm" svg:height="2.788cm" svg:x="3.089cm" svg:y="3.2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4.893cm" svg:height="1.23cm" svg:x="3.112cm" svg:y="3.123cm">
          <text:p text:style-name="P1"><text:span text:style-name="T10">Таблица Категорий </text:span></text:p>
          <text:p text:style-name="P1"><text:span text:style-name="T10">«Joomla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4.939cm" svg:height="1.764cm" svg:x="3.089cm" svg:y="4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5" draw:layer="layout" svg:width="4.846cm" svg:height="1.414cm" svg:x="2.96cm" svg:y="4.228cm">
          <draw:text-box>
            <text:p><text:span text:style-name="T10">Название</text:span></text:p>
            <text:p><text:span text:style-name="T10">Описание</text:span></text:p>
          </draw:text-box>
        </draw:frame>
        <draw:frame draw:style-name="gr58" draw:text-style-name="P15" draw:id="id85" draw:layer="layout" svg:width="4.985cm" svg:height="0.776cm" svg:x="3.066cm" svg:y="5.329cm">
          <draw:text-box>
            <text:p><text:span text:style-name="T10">Ключ категории (id)</text:span></text:p>
          </draw:text-box>
        </draw:frame>
        <draw:frame draw:style-name="gr59" draw:text-style-name="P15" draw:id="id84" draw:layer="layout" svg:width="6.227cm" svg:height="0.777cm" svg:x="2.445cm" svg:y="13.697cm">
          <draw:text-box>
            <text:p><text:span text:style-name="T10">Ключ категории (FK)</text:span></text:p>
          </draw:text-box>
        </draw:frame>
        <draw:frame draw:style-name="gr60" draw:text-style-name="P15" draw:id="id86" draw:layer="layout" svg:width="6.871cm" svg:height="0.777cm" svg:x="2.123cm" svg:y="17.3cm">
          <draw:text-box>
            <text:p><text:span text:style-name="T10">Ключ категории (FK)</text:span></text:p>
          </draw:text-box>
        </draw:frame>
        <draw:frame draw:style-name="gr61" draw:text-style-name="P16" draw:id="id87" draw:layer="layout" svg:width="7.176cm" svg:height="0.777cm" svg:x="1.71cm" svg:y="10.035cm">
          <draw:text-box>
            <text:p><text:span text:style-name="T10">Ключ категории (FK)</text:span></text:p>
          </draw:text-box>
        </draw:frame>
        <draw:connector draw:style-name="gr16" draw:text-style-name="P1" draw:layer="layout" draw:line-skew="-1.203cm" svg:x1="2.445cm" svg:y1="14.092cm" svg:x2="3.066cm" svg:y2="5.723cm" draw:start-shape="id84" draw:start-glue-point="3" draw:end-shape="id85" draw:end-glue-point="3" svg:d="m2445 14092h-1704v-8369h2325">
          <text:p/>
        </draw:connector>
        <draw:connector draw:style-name="gr16" draw:text-style-name="P1" draw:layer="layout" draw:line-skew="-0.881cm" svg:x1="2.123cm" svg:y1="17.695cm" svg:x2="3.066cm" svg:y2="5.723cm" draw:start-shape="id86" draw:start-glue-point="3" draw:end-shape="id85" draw:end-glue-point="3" svg:d="m2123 17695h-1382v-11972h2325">
          <text:p/>
        </draw:connector>
        <draw:connector draw:style-name="gr16" draw:text-style-name="P1" draw:layer="layout" draw:line-skew="-0.45cm" svg:x1="1.71cm" svg:y1="10.423cm" svg:x2="3.066cm" svg:y2="5.723cm" draw:start-shape="id87" draw:start-glue-point="3" draw:end-shape="id85" draw:end-glue-point="3" svg:d="m1710 10423h-951v-4700h2307">
          <text:p/>
        </draw:connector>
        <draw:rect draw:style-name="gr28" draw:text-style-name="P1" draw:id="id88" draw:layer="layout" svg:width="7.622cm" svg:height="5.45cm" svg:x="11.699cm" svg:y="0.176cm">
          <text:p/>
        </draw:rect>
        <draw:rect draw:style-name="gr28" draw:text-style-name="P1" draw:layer="layout" svg:width="7.622cm" svg:height="2.874cm" svg:x="11.699cm" svg:y="0.92cm">
          <text:p/>
        </draw:rect>
        <draw:frame draw:style-name="gr62" draw:text-style-name="P14" draw:layer="layout" svg:width="7.583cm" svg:height="0.763cm" svg:x="11.719cm" svg:y="0.193cm">
          <draw:text-box>
            <text:p text:style-name="P1"><text:span text:style-name="T10">Класс «Категория»</text:span></text:p>
          </draw:text-box>
        </draw:frame>
        <draw:frame draw:style-name="gr63" draw:text-style-name="P15" draw:layer="layout" svg:width="7.622cm" svg:height="2.811cm" svg:x="11.612cm" svg:y="1cm">
          <draw:text-box>
            <text:p><text:span text:style-name="T10">+строка название()</text:span></text:p>
            <text:p><text:span text:style-name="T10">+строка описание()</text:span></text:p>
            <text:p><text:span text:style-name="T10">+массив_клиентов клиенты() </text:span></text:p>
            <text:p><text:span text:style-name="T10">+массив_услуг услуги()</text:span></text:p>
            <text:p><text:span text:style-name="T10">+массив_новостей новости()</text:span></text:p>
          </draw:text-box>
        </draw:frame>
        <draw:frame draw:style-name="gr64" draw:text-style-name="P15" draw:layer="layout" svg:width="7.622cm" svg:height="1.837cm" svg:x="11.699cm" svg:y="3.773cm">
          <draw:text-box>
            <text:p><text:span text:style-name="T10">-строка $кеш_названия</text:span></text:p>
            <text:p><text:span text:style-name="T10">-строка $кеш_описания</text:span></text:p>
            <text:p><text:span text:style-name="T10">-id $кеш_персонального_ключа</text:span></text:p>
          </draw:text-box>
        </draw:frame>
        <draw:connector draw:style-name="gr23" draw:text-style-name="P1" draw:layer="layout" draw:type="line" svg:x1="11.699cm" svg:y1="2.901cm" svg:x2="8.028cm" svg:y2="4.658cm" draw:start-shape="id88" draw:start-glue-point="3" draw:end-shape="id89" draw:end-glue-point="1" svg:d="m11699 2901-3671 1757">
          <text:p/>
        </draw:connector>
        <draw:rect draw:style-name="gr28" draw:text-style-name="P1" draw:id="id90" draw:layer="layout" svg:width="11.536cm" svg:height="7.27cm" svg:x="16.232cm" svg:y="5.911cm">
          <text:p/>
        </draw:rect>
        <draw:rect draw:style-name="gr28" draw:text-style-name="P1" draw:layer="layout" svg:width="11.492cm" svg:height="3.342cm" svg:x="16.254cm" svg:y="6.655cm">
          <text:p/>
        </draw:rect>
        <draw:frame draw:style-name="gr62" draw:text-style-name="P14" draw:layer="layout" svg:width="7.583cm" svg:height="0.763cm" svg:x="18.209cm" svg:y="5.928cm">
          <draw:text-box>
            <text:p text:style-name="P1"><text:span text:style-name="T10">Класс «Клиент»</text:span></text:p>
          </draw:text-box>
        </draw:frame>
        <draw:frame draw:style-name="gr65" draw:text-style-name="P15" draw:layer="layout" svg:width="11.579cm" svg:height="3.323cm" svg:x="16.168cm" svg:y="6.673cm">
          <draw:text-box>
            <text:p><text:span text:style-name="T10">+строка заголовок()</text:span></text:p>
            <text:p><text:span text:style-name="T10">+строка содержание()</text:span></text:p>
            <text:p><text:span text:style-name="T10">+дата конец_публикации()</text:span></text:p>
            <text:p><text:span text:style-name="T10">+изображение изображение_малого_размера()</text:span></text:p>
            <text:p><text:span text:style-name="T10">+изображение изображение_большого_размера()</text:span></text:p>
            <text:p><text:span text:style-name="T10">+категория категория()</text:span></text:p>
          </draw:text-box>
        </draw:frame>
        <draw:frame draw:style-name="gr64" draw:text-style-name="P15" draw:layer="layout" svg:width="11.557cm" svg:height="3.323cm" svg:x="16.255cm" svg:y="9.941cm">
          <draw:text-box>
            <text:p><text:span text:style-name="T10">-строка $кеш_заголовка</text:span></text:p>
            <text:p><text:span text:style-name="T10">-строка $кеш_содержания</text:span></text:p>
            <text:p><text:span text:style-name="T10">-дата $конец_публикации</text:span></text:p>
            <text:p><text:span text:style-name="T10">-изображение изображение_малого_размера()</text:span></text:p>
            <text:p><text:span text:style-name="T10">-изображение изображение_большого_размера()</text:span></text:p>
            <text:p><text:span text:style-name="T10">-id $кеш_ключа_категории</text:span></text:p>
          </draw:text-box>
        </draw:frame>
        <draw:connector draw:style-name="gr23" draw:text-style-name="P1" draw:layer="layout" draw:type="line" svg:x1="16.232cm" svg:y1="9.546cm" svg:x2="9.405cm" svg:y2="8.778cm" draw:start-shape="id90" draw:start-glue-point="3" draw:end-shape="id91" draw:end-glue-point="1" svg:d="m16232 9546-6827-768">
          <text:p/>
        </draw:connector>
        <draw:rect draw:style-name="gr28" draw:text-style-name="P1" draw:layer="layout" svg:width="7.622cm" svg:height="5.145cm" svg:x="19.331cm" svg:y="13.702cm">
          <text:p/>
        </draw:rect>
        <draw:rect draw:style-name="gr28" draw:text-style-name="P1" draw:layer="layout" svg:width="7.622cm" svg:height="2.133cm" svg:x="19.331cm" svg:y="14.446cm">
          <text:p/>
        </draw:rect>
        <draw:frame draw:style-name="gr62" draw:text-style-name="P14" draw:id="id92" draw:layer="layout" svg:width="7.583cm" svg:height="0.763cm" svg:x="19.351cm" svg:y="13.719cm">
          <draw:text-box>
            <text:p text:style-name="P1"><text:span text:style-name="T10">Класс «Услуга»</text:span></text:p>
          </draw:text-box>
        </draw:frame>
        <draw:frame draw:style-name="gr63" draw:text-style-name="P15" draw:layer="layout" svg:width="7.622cm" svg:height="2.299cm" svg:x="19.331cm" svg:y="14.331cm">
          <draw:text-box>
            <text:p><text:span text:style-name="T10">+строка название()</text:span></text:p>
            <text:p><text:span text:style-name="T10">+строка короткое_название()</text:span></text:p>
            <text:p><text:span text:style-name="T10">+строка описание()</text:span></text:p>
            <text:p><text:span text:style-name="T10">+категория категория()</text:span></text:p>
          </draw:text-box>
        </draw:frame>
        <draw:frame draw:style-name="gr64" draw:text-style-name="P15" draw:layer="layout" svg:width="7.622cm" svg:height="2.299cm" svg:x="19.334cm" svg:y="16.552cm">
          <draw:text-box>
            <text:p><text:span text:style-name="T10">-строка $кеш_названия</text:span></text:p>
            <text:p><text:span text:style-name="T10">-строка кеш_короткое_название</text:span></text:p>
            <text:p><text:span text:style-name="T10">-строка $кеш_описания</text:span></text:p>
            <text:p><text:span text:style-name="T10">-id $кеш_ключа_категории</text:span></text:p>
          </draw:text-box>
        </draw:frame>
        <draw:rect draw:style-name="gr28" draw:text-style-name="P1" draw:id="id94" draw:layer="layout" svg:width="7.622cm" svg:height="5.145cm" svg:x="11.263cm" svg:y="15.354cm">
          <text:p/>
        </draw:rect>
        <draw:rect draw:style-name="gr28" draw:text-style-name="P1" draw:layer="layout" svg:width="7.622cm" svg:height="2.133cm" svg:x="11.263cm" svg:y="16.098cm">
          <text:p/>
        </draw:rect>
        <draw:frame draw:style-name="gr62" draw:text-style-name="P14" draw:layer="layout" svg:width="7.583cm" svg:height="0.763cm" svg:x="11.283cm" svg:y="15.371cm">
          <draw:text-box>
            <text:p text:style-name="P1"><text:span text:style-name="T10">Класс «Новость»</text:span></text:p>
          </draw:text-box>
        </draw:frame>
        <draw:frame draw:style-name="gr63" draw:text-style-name="P15" draw:layer="layout" svg:width="7.622cm" svg:height="2.299cm" svg:x="11.263cm" svg:y="15.983cm">
          <draw:text-box>
            <text:p><text:span text:style-name="T10">+строка название()</text:span></text:p>
            <text:p><text:span text:style-name="T10">+строка короткое_название()</text:span></text:p>
            <text:p><text:span text:style-name="T10">+строка содержание()</text:span></text:p>
            <text:p><text:span text:style-name="T10">+категория категория()</text:span></text:p>
          </draw:text-box>
        </draw:frame>
        <draw:frame draw:style-name="gr64" draw:text-style-name="P15" draw:layer="layout" svg:width="7.622cm" svg:height="2.299cm" svg:x="11.266cm" svg:y="18.204cm">
          <draw:text-box>
            <text:p><text:span text:style-name="T10">-строка $кеш_названия</text:span></text:p>
            <text:p><text:span text:style-name="T10">-строка кеш_короткое_название</text:span></text:p>
            <text:p><text:span text:style-name="T10">-строка $кеш_описания</text:span></text:p>
            <text:p><text:span text:style-name="T10">-id $кеш_ключа_категории</text:span></text:p>
          </draw:text-box>
        </draw:frame>
        <draw:connector draw:style-name="gr23" draw:text-style-name="P1" draw:layer="layout" draw:type="line" svg:x1="19.351cm" svg:y1="14.1cm" svg:x2="8.753cm" svg:y2="12.985cm" draw:start-shape="id92" draw:start-glue-point="3" draw:end-shape="id93" draw:end-glue-point="1" svg:d="m19351 14100-10598-1115">
          <text:p/>
        </draw:connector>
        <draw:connector draw:style-name="gr23" draw:text-style-name="P1" draw:layer="layout" draw:type="line" svg:x1="11.263cm" svg:y1="17.926cm" svg:x2="9.024cm" svg:y2="16.948cm" draw:start-shape="id94" draw:start-glue-point="3" draw:end-shape="id95" svg:d="m11263 17926-2239-978">
          <text:p/>
        </draw:connector>
        <draw:frame draw:style-name="gr66" draw:text-style-name="P18" draw:layer="layout" svg:width="9.9cm" svg:height="4.347cm" svg:x="19.8cm" svg:y="0.276cm">
          <draw:text-box>
            <text:p text:style-name="P17"><text:span text:style-name="T10">1) кеш - промежуточный буфер с быстрым доступом, содержащий информацию, которая может быть запрошена</text:span></text:p>
            <text:p text:style-name="P17"><text:span text:style-name="T10">2) FK (foreign key) — внешний ключ, поле таблицы предназначенное для хранения ключа другой таблицы с целью организации связи между этими таблицами.</text:span></text:p>
          </draw:text-box>
        </draw:frame>
      </draw:page>
      <draw:page draw:name="Плакат 4" draw:style-name="dp1" draw:master-page-name="Обычный">
        <draw:ellipse draw:style-name="gr4" draw:text-style-name="P1" draw:layer="layout" svg:width="0.715cm" svg:height="0.581cm" svg:x="0.902cm" svg:y="1.442cm">
          <text:p/>
        </draw:ellipse>
        <draw:line draw:style-name="gr4" draw:text-style-name="P1" draw:layer="layout" svg:x1="1.259cm" svg:y1="3.186cm" svg:x2="1.259cm" svg:y2="2.023cm">
          <text:p/>
        </draw:line>
        <draw:line draw:style-name="gr4" draw:text-style-name="P1" draw:layer="layout" svg:x1="1.973cm" svg:y1="2.313cm" svg:x2="1.259cm" svg:y2="2.313cm">
          <text:p/>
        </draw:line>
        <draw:line draw:style-name="gr4" draw:text-style-name="P1" draw:layer="layout" svg:x1="0.545cm" svg:y1="2.313cm" svg:x2="1.259cm" svg:y2="2.313cm">
          <text:p/>
        </draw:line>
        <draw:line draw:style-name="gr4" draw:text-style-name="P1" draw:layer="layout" svg:x1="0.902cm" svg:y1="4.057cm" svg:x2="1.259cm" svg:y2="3.186cm">
          <text:p/>
        </draw:line>
        <draw:line draw:style-name="gr4" draw:text-style-name="P1" draw:layer="layout" svg:x1="1.616cm" svg:y1="4.057cm" svg:x2="1.259cm" svg:y2="3.186cm">
          <text:p/>
        </draw:line>
        <draw:frame draw:style-name="gr17" draw:text-style-name="P3" draw:layer="layout" svg:width="2.5cm" svg:height="1.191cm" svg:x="-0.012cm" svg:y="4.073cm">
          <draw:text-box>
            <text:p text:style-name="P1"><text:span text:style-name="T2">Клиент компании</text:span></text:p>
          </draw:text-box>
        </draw:frame>
        <draw:rect draw:style-name="gr6" draw:text-style-name="P19" draw:layer="layout" svg:width="5cm" svg:height="1.721cm" svg:x="4.788cm" svg:y="1.921cm">
          <text:p text:style-name="P1"><text:span text:style-name="T11">Подсистема </text:span></text:p>
          <text:p text:style-name="P1"><text:span text:style-name="T11">пользовательского</text:span></text:p>
          <text:p text:style-name="P1"><text:span text:style-name="T11">интерфейса</text:span></text:p>
        </draw:rect>
        <draw:rect draw:style-name="gr6" draw:text-style-name="P19" draw:layer="layout" svg:width="5cm" svg:height="1.721cm" svg:x="11.088cm" svg:y="1.921cm">
          <text:p text:style-name="P1"><text:span text:style-name="T11">Подсистема </text:span></text:p>
          <text:p text:style-name="P1"><text:span text:style-name="T11">преобразования и </text:span></text:p>
          <text:p text:style-name="P1"><text:span text:style-name="T11">подготовки данных</text:span></text:p>
        </draw:rect>
        <draw:rect draw:style-name="gr6" draw:text-style-name="P19" draw:layer="layout" svg:width="5cm" svg:height="1.711cm" svg:x="18.388cm" svg:y="1.921cm">
          <text:p text:style-name="P1"><text:span text:style-name="T11">Подсистема </text:span></text:p>
          <text:p text:style-name="P1"><text:span text:style-name="T11">хранения </text:span></text:p>
          <text:p text:style-name="P1"><text:span text:style-name="T11">информации</text:span></text:p>
        </draw:rect>
        <draw:line draw:style-name="gr18" draw:text-style-name="P1" draw:layer="layout" svg:x1="1.188cm" svg:y1="5.342cm" svg:x2="1.253cm" svg:y2="19.808cm">
          <text:p/>
        </draw:line>
        <draw:rect draw:style-name="gr1" draw:text-style-name="P1" draw:layer="layout" svg:width="1cm" svg:height="12.229cm" svg:x="0.688cm" svg:y="5.442cm">
          <text:p/>
        </draw:rect>
        <draw:line draw:style-name="gr18" draw:text-style-name="P1" draw:layer="layout" svg:x1="7.288cm" svg:y1="3.642cm" svg:x2="7.315cm" svg:y2="19.634cm">
          <text:p/>
        </draw:line>
        <draw:line draw:style-name="gr18" draw:text-style-name="P1" draw:layer="layout" svg:x1="13.588cm" svg:y1="3.642cm" svg:x2="13.596cm" svg:y2="19.328cm">
          <text:p/>
        </draw:line>
        <draw:line draw:style-name="gr18" draw:text-style-name="P1" draw:layer="layout" svg:x1="20.888cm" svg:y1="3.642cm" svg:x2="20.791cm" svg:y2="19.067cm">
          <text:p/>
        </draw:line>
        <draw:rect draw:style-name="gr1" draw:text-style-name="P1" draw:layer="layout" svg:width="1cm" svg:height="11.46cm" svg:x="6.788cm" svg:y="5.642cm">
          <text:p/>
        </draw:rect>
        <draw:rect draw:style-name="gr1" draw:text-style-name="P1" draw:layer="layout" svg:width="1cm" svg:height="4.328cm" svg:x="13.088cm" svg:y="5.742cm">
          <text:p/>
        </draw:rect>
        <draw:rect draw:style-name="gr1" draw:text-style-name="P1" draw:layer="layout" svg:width="1cm" svg:height="4.056cm" svg:x="20.388cm" svg:y="5.942cm">
          <text:p/>
        </draw:rect>
        <draw:line draw:style-name="gr19" draw:text-style-name="P3" draw:layer="layout" svg:x1="1.689cm" svg:y1="5.679cm" svg:x2="6.788cm" svg:y2="5.642cm">
          <text:p text:style-name="P1"><text:span text:style-name="T2">Отобразить</text:span></text:p>
          <text:p text:style-name="P1"><text:span text:style-name="T2">(Главная:страница)</text:span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7.782cm" svg:y1="5.723cm" svg:x2="13.073cm" svg:y2="5.768cm">
          <text:p text:style-name="P1"><text:span text:style-name="T2">Подготовить</text:span></text:p>
          <text:p text:style-name="P1"><text:span text:style-name="T2">(Главная:страница)</text:span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14.088cm" svg:y1="5.842cm" svg:x2="20.399cm" svg:y2="5.923cm">
          <text:p text:style-name="P1"><text:span text:style-name="T2">Загрузить</text:span></text:p>
          <text:p text:style-name="P1"><text:span text:style-name="T2">(Главное меню:данные)</text:span></text:p>
          <text:p text:style-name="P1"><text:span text:style-name="T4"/></text:p>
          <text:p text:style-name="P1"><text:span text:style-name="T2"/></text:p>
        </draw:line>
        <draw:line draw:style-name="gr67" draw:text-style-name="P3" draw:layer="layout" svg:x1="20.354cm" svg:y1="6.613cm" svg:x2="14.088cm" svg:y2="6.592cm">
          <text:p/>
        </draw:line>
        <draw:frame draw:style-name="gr21" draw:text-style-name="P5" draw:layer="layout" svg:width="5.155cm" svg:height="0.75cm" svg:x="14.888cm" svg:y="5.942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4.088cm" svg:y1="7.442cm" svg:x2="20.399cm" svg:y2="7.48cm">
          <text:p text:style-name="P1"><text:span text:style-name="T2">Загрузить(Новости:данные)</text:span></text:p>
          <text:p text:style-name="P1"><text:span text:style-name="T5"/></text:p>
        </draw:line>
        <draw:line draw:style-name="gr67" draw:text-style-name="P3" draw:layer="layout" svg:x1="20.399cm" svg:y1="8.191cm" svg:x2="14.088cm" svg:y2="8.192cm">
          <text:p/>
        </draw:line>
        <draw:frame draw:style-name="gr21" draw:text-style-name="P5" draw:layer="layout" svg:width="4.01cm" svg:height="0.75cm" svg:x="15.588cm" svg:y="7.542cm">
          <draw:text-box>
            <text:p><text:span text:style-name="T2">Новости: данные</text:span></text:p>
          </draw:text-box>
        </draw:frame>
        <draw:line draw:style-name="gr22" draw:text-style-name="P1" draw:layer="layout" svg:x1="14.088cm" svg:y1="9.242cm" svg:x2="20.399cm" svg:y2="9.281cm">
          <text:p text:style-name="P1"><text:span text:style-name="T2">Загрузить</text:span></text:p>
          <text:p text:style-name="P1"><text:span text:style-name="T2">(Список услуг:данные)</text:span></text:p>
          <text:p text:style-name="P1"><text:span text:style-name="T6"/></text:p>
        </draw:line>
        <draw:line draw:style-name="gr68" draw:text-style-name="P1" draw:layer="layout" svg:x1="20.31cm" svg:y1="9.959cm" svg:x2="14.088cm" svg:y2="9.942cm">
          <text:p/>
        </draw:line>
        <draw:frame draw:style-name="gr21" draw:text-style-name="P5" draw:layer="layout" svg:width="4.944cm" svg:height="0.75cm" svg:x="14.988cm" svg:y="9.192cm">
          <draw:text-box>
            <text:p><text:span text:style-name="T2">Список услуг: данные</text:span></text:p>
          </draw:text-box>
        </draw:frame>
        <draw:line draw:style-name="gr68" draw:text-style-name="P1" draw:layer="layout" svg:x1="12.984cm" svg:y1="10.071cm" svg:x2="7.821cm" svg:y2="10.042cm">
          <text:p/>
        </draw:line>
        <draw:frame draw:style-name="gr21" draw:text-style-name="P3" draw:layer="layout" svg:width="6cm" svg:height="1.661cm" svg:x="7.488cm" svg:y="8.281cm">
          <draw:text-box>
            <text:p text:style-name="P1"><text:span text:style-name="T2">Подготовленные наборы данных для главной страницы</text:span></text:p>
          </draw:text-box>
        </draw:frame>
        <draw:line draw:style-name="gr69" draw:text-style-name="P1" draw:layer="layout" svg:x1="6.758cm" svg:y1="10.16cm" svg:x2="1.688cm" svg:y2="10.142cm">
          <text:p/>
        </draw:line>
        <draw:frame draw:style-name="gr21" draw:text-style-name="P5" draw:layer="layout" svg:width="4.891cm" svg:height="0.75cm" svg:x="1.867cm" svg:y="9.392cm">
          <draw:text-box>
            <text:p text:style-name="P1"><text:span text:style-name="T2">Главная страница</text:span></text:p>
          </draw:text-box>
        </draw:frame>
        <draw:line draw:style-name="gr18" draw:text-style-name="P1" draw:layer="layout" svg:x1="26.828cm" svg:y1="3.802cm" svg:x2="26.809cm" svg:y2="18.63cm">
          <text:p/>
        </draw:line>
        <draw:rect draw:style-name="gr6" draw:text-style-name="P19" draw:layer="layout" svg:width="4.806cm" svg:height="1.655cm" svg:x="24.582cm" svg:y="1.943cm">
          <text:p text:style-name="P1"><text:span text:style-name="T11">Файловая система</text:span></text:p>
          <text:p text:style-name="P1"><text:span text:style-name="T11">операционной</text:span></text:p>
          <text:p text:style-name="P1"><text:span text:style-name="T11">системы</text:span></text:p>
        </draw:rect>
        <draw:line draw:style-name="gr19" draw:text-style-name="P3" draw:layer="layout" svg:x1="1.773cm" svg:y1="11.904cm" svg:x2="6.753cm" svg:y2="11.904cm">
          <text:p text:style-name="P1"><text:span text:style-name="T2">Отобразить</text:span></text:p>
          <text:p text:style-name="P1"><text:span text:style-name="T2">(Нормативные документы:</text:span></text:p>
          <text:p text:style-name="P1"><text:span text:style-name="T2">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7.847cm" svg:y1="12.068cm" svg:x2="13.21cm" svg:y2="12.068cm">
          <text:p text:style-name="P1"><text:span text:style-name="T2">Подготовить</text:span></text:p>
          <text:p text:style-name="P1"><text:span text:style-name="T2">(Нормативные документы</text:span></text:p>
          <text:p text:style-name="P1"><text:span text:style-name="T2">: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13.998cm" svg:y1="12.177cm" svg:x2="20.336cm" svg:y2="12.177cm">
          <text:p text:style-name="P1"><text:span text:style-name="T2">Загрузить</text:span></text:p>
          <text:p text:style-name="P1"><text:span text:style-name="T2">(Главное меню:данные)</text:span></text:p>
          <text:p text:style-name="P1"><text:span text:style-name="T2"/></text:p>
          <text:p text:style-name="P1"><text:span text:style-name="T2"/></text:p>
        </draw:line>
        <draw:line draw:style-name="gr67" draw:text-style-name="P3" draw:layer="layout" svg:x1="20.38cm" svg:y1="14.962cm" svg:x2="14.042cm" svg:y2="14.962cm">
          <text:p/>
        </draw:line>
        <draw:frame draw:style-name="gr24" draw:text-style-name="P5" draw:layer="layout" svg:width="5.056cm" svg:height="0.721cm" svg:x="14.839cm" svg:y="12.327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4.129cm" svg:y1="14.186cm" svg:x2="20.467cm" svg:y2="14.186cm">
          <text:p text:style-name="P1"><text:span text:style-name="T2">Загрузить(Новости:данные)</text:span></text:p>
          <text:p text:style-name="P1"><text:span text:style-name="T12"/></text:p>
        </draw:line>
        <draw:line draw:style-name="gr67" draw:text-style-name="P3" draw:layer="layout" svg:x1="20.423cm" svg:y1="12.961cm" svg:x2="14.085cm" svg:y2="12.961cm">
          <text:p/>
        </draw:line>
        <draw:frame draw:style-name="gr24" draw:text-style-name="P5" draw:layer="layout" svg:width="4.037cm" svg:height="0.721cm" svg:x="15.315cm" svg:y="14.341cm">
          <draw:text-box>
            <text:p><text:span text:style-name="T2">Новости: данные</text:span></text:p>
          </draw:text-box>
        </draw:frame>
        <draw:line draw:style-name="gr68" draw:text-style-name="P1" draw:layer="layout" svg:x1="13.175cm" svg:y1="16.996cm" svg:x2="7.812cm" svg:y2="16.996cm">
          <text:p/>
        </draw:line>
        <draw:frame draw:style-name="gr25" draw:text-style-name="P3" draw:layer="layout" svg:width="4.544cm" svg:height="2.601cm" svg:x="8.18cm" svg:y="14.396cm">
          <draw:text-box>
            <text:p text:style-name="P1"><text:span text:style-name="T2">Подготовленные наборы данных для станицы с нормативными документами</text:span></text:p>
          </draw:text-box>
        </draw:frame>
        <draw:line draw:style-name="gr70" draw:text-style-name="P1" draw:layer="layout" svg:x1="6.69cm" svg:y1="17.014cm" svg:x2="1.71cm" svg:y2="17.014cm">
          <text:p/>
        </draw:line>
        <draw:frame draw:style-name="gr26" draw:text-style-name="P3" draw:layer="layout" svg:width="3.721cm" svg:height="1.191cm" svg:x="2.569cm" svg:y="15.821cm">
          <draw:text-box>
            <text:p text:style-name="P1"><text:span text:style-name="T2">Нормативные документы</text:span></text:p>
          </draw:text-box>
        </draw:frame>
        <draw:line draw:style-name="gr27" draw:text-style-name="P6" draw:layer="layout" svg:x1="14.085cm" svg:y1="15.981cm" svg:x2="26.33cm" svg:y2="15.97cm">
          <text:p/>
        </draw:line>
        <draw:frame draw:style-name="gr24" draw:text-style-name="P5" draw:layer="layout" svg:width="6.826cm" svg:height="0.721cm" svg:x="16.62cm" svg:y="15.28cm">
          <draw:text-box>
            <text:p><text:span text:style-name="T2">Загрузить(Корневой:каталог)</text:span></text:p>
          </draw:text-box>
        </draw:frame>
        <draw:line draw:style-name="gr67" draw:text-style-name="P3" draw:layer="layout" svg:x1="26.199cm" svg:y1="16.799cm" svg:x2="14.085cm" svg:y2="16.833cm">
          <text:p/>
        </draw:line>
        <draw:frame draw:style-name="gr24" draw:text-style-name="P5" draw:layer="layout" svg:width="6.521cm" svg:height="0.721cm" svg:x="17.108cm" svg:y="16.112cm">
          <draw:text-box>
            <text:p><text:span text:style-name="T2">Список каталогов и файлов</text:span></text:p>
          </draw:text-box>
        </draw:frame>
        <draw:rect draw:style-name="gr1" draw:text-style-name="P1" draw:layer="layout" svg:width="1cm" svg:height="3.007cm" svg:x="20.388cm" svg:y="12.091cm">
          <text:p/>
        </draw:rect>
        <draw:rect draw:style-name="gr1" draw:text-style-name="P1" draw:layer="layout" svg:width="1cm" svg:height="5.169cm" svg:x="13.088cm" svg:y="11.935cm">
          <text:p/>
        </draw:rect>
        <draw:rect draw:style-name="gr1" draw:text-style-name="P1" draw:layer="layout" svg:width="1cm" svg:height="1.177cm" svg:x="26.319cm" svg:y="15.796cm">
          <text:p/>
        </draw:rect>
      </draw:page>
      <draw:page draw:name="Плакат 5" draw:style-name="dp1" draw:master-page-name="Обычный">
        <draw:rect draw:style-name="gr28" draw:text-style-name="P1" draw:layer="layout" svg:width="6.387cm" svg:height="16.971cm" svg:x="2.798cm" svg:y="1.928cm">
          <text:p/>
        </draw:rect>
        <draw:rect draw:style-name="gr28" draw:text-style-name="P1" draw:layer="layout" svg:width="6.387cm" svg:height="16.971cm" svg:x="9.187cm" svg:y="1.928cm">
          <text:p/>
        </draw:rect>
        <draw:rect draw:style-name="gr28" draw:text-style-name="P1" draw:layer="layout" svg:width="6.387cm" svg:height="16.971cm" svg:x="15.574cm" svg:y="1.929cm">
          <text:p/>
        </draw:rect>
        <draw:rect draw:style-name="gr28" draw:text-style-name="P1" draw:layer="layout" svg:width="6.387cm" svg:height="16.971cm" svg:x="21.963cm" svg:y="1.929cm">
          <text:p/>
        </draw:rect>
        <draw:frame draw:style-name="gr71" draw:text-style-name="P20" draw:layer="layout" svg:width="6.388cm" svg:height="1.043cm" svg:x="2.797cm" svg:y="1.879cm">
          <draw:text-box>
            <text:p text:style-name="P1"><text:span text:style-name="T8">Подсистема пользовательского</text:span></text:p>
            <text:p text:style-name="P1"><text:span text:style-name="T8">интерфейса</text:span></text:p>
          </draw:text-box>
        </draw:frame>
        <draw:frame draw:style-name="gr72" draw:text-style-name="P20" draw:layer="layout" svg:width="6.388cm" svg:height="1.039cm" svg:x="9.184cm" svg:y="1.898cm">
          <draw:text-box>
            <text:p text:style-name="P1"><text:span text:style-name="T8">Подсистема преобразования </text:span></text:p>
            <text:p text:style-name="P1"><text:span text:style-name="T8">и подготовки данных</text:span></text:p>
          </draw:text-box>
        </draw:frame>
        <draw:frame draw:style-name="gr73" draw:text-style-name="P20" draw:layer="layout" svg:width="6.388cm" svg:height="1.163cm" svg:x="15.571cm" svg:y="1.761cm">
          <draw:text-box>
            <text:p text:style-name="P1"><text:span text:style-name="T8">Подсистема хранения</text:span></text:p>
            <text:p text:style-name="P1"><text:span text:style-name="T8">информации</text:span></text:p>
          </draw:text-box>
        </draw:frame>
        <draw:frame draw:style-name="gr74" draw:text-style-name="P20" draw:layer="layout" svg:width="6.388cm" svg:height="1.039cm" svg:x="21.959cm" svg:y="1.935cm">
          <draw:text-box>
            <text:p text:style-name="P1"><text:span text:style-name="T8">Файловая система</text:span></text:p>
            <text:p text:style-name="P1"><text:span text:style-name="T8">Операционной системы</text:span></text:p>
          </draw:text-box>
        </draw:frame>
        <draw:custom-shape draw:style-name="gr75" draw:text-style-name="P1" draw:id="id96" draw:layer="layout" svg:width="0.595cm" svg:height="0.558cm" svg:x="5.694cm" svg:y="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9" draw:id="id97" draw:layer="layout" svg:width="5.007cm" svg:height="0.722cm" svg:x="3.488cm" svg:y="3.553cm">
          <text:p text:style-name="P1"><text:span text:style-name="T6">Обрабатывает запрос пользовател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6" draw:text-style-name="P1" draw:layer="layout" svg:x1="5.992cm" svg:y1="1.326cm" svg:x2="5.991cm" svg:y2="3.553cm" draw:start-shape="id96" draw:start-glue-point="8" draw:end-shape="id97" draw:end-glue-point="0" svg:d="m5992 1326v1089h-1v1138">
          <text:p/>
        </draw:connector>
        <draw:custom-shape draw:style-name="gr32" draw:text-style-name="P1" draw:id="id100" draw:layer="layout" svg:width="0.836cm" svg:height="0.837cm" svg:x="11.962cm" svg:y="7.8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draw:type="line" svg:x1="8.495cm" svg:y1="3.914cm" svg:x2="9.586cm" svg:y2="4.288cm" draw:start-shape="id97" draw:start-glue-point="1" draw:end-shape="id98" svg:d="m8495 3914 1091 374">
          <text:p/>
        </draw:connector>
        <draw:custom-shape draw:style-name="gr36" draw:text-style-name="P9" draw:id="id99" draw:layer="layout" svg:width="4.754cm" svg:height="0.69cm" svg:x="10.003cm" svg:y="6.312cm">
          <text:p text:style-name="P1"><text:span text:style-name="T6">Ищет данные в кеше систем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svg:x1="12.38cm" svg:y1="5.478cm" svg:x2="12.38cm" svg:y2="6.312cm" draw:start-shape="id98" draw:start-glue-point="2" draw:end-shape="id99" draw:end-glue-point="0" svg:d="m12380 5478v834">
          <text:p/>
        </draw:connector>
        <draw:connector draw:style-name="gr27" draw:text-style-name="P1" draw:layer="layout" svg:x1="11.962cm" svg:y1="8.266cm" svg:x2="5.991cm" svg:y2="17.139cm" draw:start-shape="id100" draw:start-glue-point="5" draw:end-shape="id101" draw:end-glue-point="0" svg:d="m11962 8266h-5971v8873">
          <text:p/>
        </draw:connector>
        <draw:frame draw:style-name="gr77" draw:text-style-name="P11" draw:layer="layout" svg:width="2.403cm" svg:height="0.489cm" svg:x="9.308cm" svg:y="7.826cm">
          <draw:text-box>
            <text:p><text:span text:style-name="T6">[данные найдены]</text:span></text:p>
          </draw:text-box>
        </draw:frame>
        <draw:connector draw:style-name="gr27" draw:text-style-name="P1" draw:layer="layout" draw:type="line" svg:x1="12.38cm" svg:y1="7.002cm" svg:x2="12.38cm" svg:y2="7.847cm" draw:start-shape="id99" draw:start-glue-point="2" draw:end-shape="id100" draw:end-glue-point="4" svg:d="m12380 7002v845">
          <text:p/>
        </draw:connector>
        <draw:frame draw:style-name="gr77" draw:text-style-name="P11" draw:layer="layout" svg:width="2.709cm" svg:height="0.489cm" svg:x="12.355cm" svg:y="8.51cm">
          <draw:text-box>
            <text:p><text:span text:style-name="T6">[данные не найдены]</text:span></text:p>
          </draw:text-box>
        </draw:frame>
        <draw:custom-shape draw:style-name="gr36" draw:text-style-name="P9" draw:id="id101" draw:layer="layout" svg:width="4.84cm" svg:height="0.722cm" svg:x="3.571cm" svg:y="17.139cm">
          <text:p text:style-name="P1"><text:span text:style-name="T6">Генерирует представление</text:span></text:p>
          <text:p text:style-name="P1"><text:span text:style-name="T6">запрошенной страниц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98">
          <draw:custom-shape draw:style-name="gr78" draw:text-style-name="P9" draw:layer="layout" svg:width="5.588cm" svg:height="2.379cm" svg:x="9.586cm" svg:y="3.0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3.949cm" svg:height="0.69cm" svg:x="10.463cm" svg:y="3.382cm">
            <text:p text:style-name="P1"><text:span text:style-name="T6">Разбирает строку запрос</text:span></text:p>
            <text:p text:style-name="P1"><text:span text:style-name="T6">переданную пользователе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9" draw:layer="layout" svg:width="3.949cm" svg:height="0.69cm" svg:x="10.445cm" svg:y="4.416cm">
            <text:p text:style-name="P1"><text:span text:style-name="T6">Обрабатывает входные параметры,</text:span></text:p>
            <text:p text:style-name="P1"><text:span text:style-name="T6">переданные пользователе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6" draw:text-style-name="P9" draw:id="id102" draw:layer="layout" svg:width="4.754cm" svg:height="0.69cm" svg:x="10.003cm" svg:y="9.55cm">
          <text:p text:style-name="P1"><text:span text:style-name="T6">Запрашивает данные из подсистемы</text:span></text:p>
          <text:p text:style-name="P1"><text:span text:style-name="T6">хранения информац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12.38cm" svg:y1="8.684cm" svg:x2="12.38cm" svg:y2="9.55cm" draw:start-shape="id100" draw:start-glue-point="6" draw:end-shape="id102" draw:end-glue-point="0" svg:d="m12380 8684v866">
          <text:p/>
        </draw:connector>
        <draw:custom-shape draw:style-name="gr36" draw:text-style-name="P9" draw:id="id103" draw:layer="layout" svg:width="4.754cm" svg:height="0.69cm" svg:x="16.39cm" svg:y="9.75cm">
          <text:p text:style-name="P1"><text:span text:style-name="T6">Ищет запрошенные данны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14.757cm" svg:y1="9.895cm" svg:x2="16.39cm" svg:y2="10.095cm" draw:start-shape="id102" draw:start-glue-point="1" draw:end-shape="id103" draw:end-glue-point="3" svg:d="m14757 9895 1633 200">
          <text:p/>
        </draw:connector>
        <draw:custom-shape draw:style-name="gr36" draw:text-style-name="P9" draw:id="id104" draw:layer="layout" svg:width="4.754cm" svg:height="0.69cm" svg:x="16.39cm" svg:y="11.25cm">
          <text:p text:style-name="P1"><text:span text:style-name="T6">Подготавливает набор запрошенных</text:span></text:p>
          <text:p text:style-name="P1"><text:span text:style-name="T6">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18.767cm" svg:y1="10.44cm" svg:x2="18.767cm" svg:y2="11.25cm" draw:start-shape="id103" draw:start-glue-point="2" draw:end-shape="id104" draw:end-glue-point="0" svg:d="m18767 10440v810">
          <text:p/>
        </draw:connector>
        <draw:custom-shape draw:style-name="gr36" draw:text-style-name="P9" draw:id="id105" draw:layer="layout" svg:width="4.754cm" svg:height="0.69cm" svg:x="10.003cm" svg:y="11.45cm">
          <text:p text:style-name="P1"><text:span text:style-name="T6">Переформировывает данные для подачи</text:span></text:p>
          <text:p text:style-name="P1"><text:span text:style-name="T6">в подсистему пользовательского интерфей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16.39cm" svg:y1="11.595cm" svg:x2="14.757cm" svg:y2="11.795cm" draw:start-shape="id104" draw:start-glue-point="3" draw:end-shape="id105" draw:end-glue-point="1" svg:d="m16390 11595-1633 200">
          <text:p/>
        </draw:connector>
        <draw:custom-shape draw:style-name="gr36" draw:text-style-name="P9" draw:id="id106" draw:layer="layout" svg:width="4.754cm" svg:height="0.69cm" svg:x="10.003cm" svg:y="12.95cm">
          <text:p text:style-name="P1"><text:span text:style-name="T6">Определяет требуются ли данные</text:span></text:p>
          <text:p text:style-name="P1"><text:span text:style-name="T6">от файловой систем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12.38cm" svg:y1="12.14cm" svg:x2="12.38cm" svg:y2="12.95cm" draw:start-shape="id105" draw:start-glue-point="2" draw:end-shape="id106" draw:end-glue-point="0" svg:d="m12380 12140v810">
          <text:p/>
        </draw:connector>
        <draw:custom-shape draw:style-name="gr32" draw:text-style-name="P1" draw:id="id107" draw:layer="layout" svg:width="0.836cm" svg:height="0.837cm" svg:x="11.962cm" svg:y="14.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draw:type="line" svg:x1="12.38cm" svg:y1="13.64cm" svg:x2="12.38cm" svg:y2="14.51cm" draw:start-shape="id106" draw:start-glue-point="2" draw:end-shape="id107" draw:end-glue-point="4" svg:d="m12380 13640v870">
          <text:p/>
        </draw:connector>
        <draw:connector draw:style-name="gr27" draw:text-style-name="P1" draw:layer="layout" draw:type="line" svg:x1="11.962cm" svg:y1="14.929cm" svg:x2="5.991cm" svg:y2="17.139cm" draw:start-shape="id107" draw:start-glue-point="5" draw:end-shape="id101" draw:end-glue-point="0" svg:d="m11962 14929-5971 2210">
          <text:p/>
        </draw:connector>
        <draw:frame draw:style-name="gr77" draw:text-style-name="P11" draw:layer="layout" svg:width="2.403cm" svg:height="0.489cm" svg:x="9.25cm" svg:y="14.792cm">
          <draw:text-box>
            <text:p text:style-name="P1"><text:span text:style-name="T6">[не требуются]</text:span></text:p>
          </draw:text-box>
        </draw:frame>
        <draw:custom-shape draw:style-name="gr36" draw:text-style-name="P9" draw:id="id108" draw:layer="layout" svg:width="4.754cm" svg:height="0.69cm" svg:x="22.779cm" svg:y="14.725cm">
          <text:p text:style-name="P1"><text:span text:style-name="T6">Определяет список файлов и каталогов </text:span></text:p>
          <text:p text:style-name="P1"><text:span text:style-name="T6">для запрошенного каталог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12.798cm" svg:y1="14.929cm" svg:x2="22.779cm" svg:y2="15.07cm" draw:start-shape="id107" draw:start-glue-point="7" draw:end-shape="id108" svg:d="m12798 14929 9981 141">
          <text:p/>
        </draw:connector>
        <draw:frame draw:style-name="gr77" draw:text-style-name="P11" draw:layer="layout" svg:width="2.403cm" svg:height="0.489cm" svg:x="12.919cm" svg:y="14.478cm">
          <draw:text-box>
            <text:p text:style-name="P1"><text:span text:style-name="T6">[требуются]</text:span></text:p>
          </draw:text-box>
        </draw:frame>
        <draw:custom-shape draw:style-name="gr36" draw:text-style-name="P9" draw:id="id109" draw:layer="layout" svg:width="4.754cm" svg:height="0.69cm" svg:x="22.779cm" svg:y="16.262cm">
          <text:p text:style-name="P1"><text:span text:style-name="T6">Подготавливает список файлов и каталогов</text:span></text:p>
          <text:p text:style-name="P1"><text:span text:style-name="T6">для запрошенного каталог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25.156cm" svg:y1="15.415cm" svg:x2="25.156cm" svg:y2="16.262cm" draw:start-shape="id108" draw:start-glue-point="2" draw:end-shape="id109" draw:end-glue-point="0" svg:d="m25156 15415v847">
          <text:p/>
        </draw:connector>
        <draw:custom-shape draw:style-name="gr36" draw:text-style-name="P9" draw:id="id110" draw:layer="layout" svg:width="4.754cm" svg:height="0.69cm" svg:x="10.003cm" svg:y="17.032cm">
          <text:p text:style-name="P1"><text:span text:style-name="T6">Формирует набор данных для подачи в</text:span></text:p>
          <text:p text:style-name="P1"><text:span text:style-name="T6">подсистему пользовательского интерфейс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draw:type="line" svg:x1="22.779cm" svg:y1="16.607cm" svg:x2="14.757cm" svg:y2="17.377cm" draw:start-shape="id109" draw:start-glue-point="3" draw:end-shape="id110" svg:d="m22779 16607-8022 770">
          <text:p/>
        </draw:connector>
        <draw:connector draw:style-name="gr27" draw:text-style-name="P1" draw:layer="layout" draw:type="line" svg:x1="10.003cm" svg:y1="17.377cm" svg:x2="8.411cm" svg:y2="17.5cm" draw:start-shape="id110" draw:start-glue-point="3" draw:end-shape="id101" svg:d="m10003 17377-1592 123">
          <text:p/>
        </draw:connector>
        <draw:custom-shape draw:style-name="gr79" draw:text-style-name="P1" draw:id="id111" draw:layer="layout" svg:width="0.595cm" svg:height="0.558cm" svg:x="5.694cm" svg:y="19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" draw:layer="layout" draw:type="line" svg:x1="5.991cm" svg:y1="17.861cm" svg:x2="5.991cm" svg:y2="19.742cm" draw:start-shape="id101" draw:start-glue-point="2" draw:end-shape="id111" draw:end-glue-point="0" svg:d="m5991 17861v1881">
          <text:p/>
        </draw:connector>
        <draw:custom-shape draw:style-name="gr81" draw:text-style-name="P1" draw:layer="layout" svg:width="0.241cm" svg:height="0.258cm" svg:x="5.871cm" svg:y="19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draw:layer="layout" svg:width="3.326cm" svg:height="1.119cm" svg:x="1cm" svg:y="0.453cm">
          <text:p text:style-name="P1"><text:span text:style-name="T7">Получение запроса</text:span></text:p>
          <text:p text:style-name="P1"><text:span text:style-name="T7">от пользователя</text:span></text:p>
          <draw:enhanced-geometry svg:viewBox="0 0 21600 21600" draw:glue-points="10800 0 0 10800 10800 21600 21600 10800 ?f40 ?f41" draw:text-areas="0 0 21600 21600" draw:type="rectangular-callout" draw:modifiers="30020.5590622182 12863.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2" draw:text-style-name="P12" draw:layer="layout" svg:width="3.598cm" svg:height="1.119cm" svg:x="1cm" svg:y="19.564cm">
          <text:p text:style-name="P1"><text:span text:style-name="T7">Отправка кода страницы</text:span></text:p>
          <text:p text:style-name="P1"><text:span text:style-name="T7">Пользователю</text:span></text:p>
          <draw:enhanced-geometry svg:viewBox="0 0 21600 21600" draw:glue-points="10800 0 0 10800 10800 21600 21600 10800 ?f40 ?f41" draw:text-areas="0 0 21600 21600" draw:type="rectangular-callout" draw:modifiers="28297.8605168102 7598.57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4" draw:style-name="dp1" draw:master-page-name="Обычный">
        <draw:custom-shape draw:style-name="gr36" draw:text-style-name="P9" draw:id="id114" draw:layer="layout" svg:width="2.093cm" svg:height="0.37cm" svg:x="6.166cm" svg:y="2.672cm">
          <text:p text:style-name="P1"><text:span text:style-name="T6">начал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7" draw:text-style-name="P9" draw:id="id112" draw:layer="layout" svg:width="4.061cm" svg:height="0.705cm" svg:x="5.182cm" svg:y="3.933cm">
          <text:p text:style-name="P1"><text:span text:style-name="T6">Ввод адреса доступа</text:span></text:p>
          <text:p text:style-name="P1"><text:span text:style-name="T6">к интернет приложению</text:span></text:p>
        </draw:rect>
        <draw:rect draw:style-name="gr37" draw:text-style-name="P9" draw:id="id115" draw:layer="layout" svg:width="4.075cm" svg:height="0.705cm" svg:x="5.175cm" svg:y="6.891cm">
          <text:p text:style-name="P1"><text:span text:style-name="T6">Получение запроса на</text:span></text:p>
          <text:p text:style-name="P1"><text:span text:style-name="T6">открытие страницы приложением</text:span></text:p>
        </draw:rect>
        <draw:rect draw:style-name="gr31" draw:text-style-name="P9" draw:id="id117" draw:layer="layout" svg:width="4.075cm" svg:height="0.704cm" svg:x="1.499cm" svg:y="9.679cm">
          <text:p text:style-name="P1"><text:span text:style-name="T6">Сбор данных </text:span></text:p>
          <text:p text:style-name="P1"><text:span text:style-name="T6">информационной ленты</text:span></text:p>
        </draw:rect>
        <draw:rect draw:style-name="gr31" draw:text-style-name="P9" draw:id="id118" draw:layer="layout" svg:width="4.075cm" svg:height="0.705cm" svg:x="1.499cm" svg:y="11.203cm">
          <text:p text:style-name="P1"><text:span text:style-name="T6">Сбор вариантов</text:span></text:p>
          <text:p text:style-name="P1"><text:span text:style-name="T6">выбора меню приложения</text:span></text:p>
        </draw:rect>
        <draw:rect draw:style-name="gr31" draw:text-style-name="P9" draw:id="id120" draw:layer="layout" svg:width="4.108cm" svg:height="0.706cm" svg:x="1.482cm" svg:y="14.378cm">
          <text:p text:style-name="P1"><text:span text:style-name="T6">Генерация содержимого</text:span></text:p>
          <text:p text:style-name="P1"><text:span text:style-name="T6">запрошенной страницы приложения</text:span></text:p>
        </draw:rect>
        <draw:rect draw:style-name="gr31" draw:text-style-name="P9" draw:id="id121" draw:layer="layout" svg:width="4.116cm" svg:height="0.705cm" svg:x="1.478cm" svg:y="16.163cm">
          <text:p text:style-name="P1"><text:span text:style-name="T6">Кеширование содержимого</text:span></text:p>
          <text:p text:style-name="P1"><text:span text:style-name="T6">запрошенной страницы приложения</text:span></text:p>
        </draw:rect>
        <draw:rect draw:style-name="gr31" draw:text-style-name="P9" draw:id="id124" draw:layer="layout" svg:width="4.369cm" svg:height="0.704cm" svg:x="7.169cm" svg:y="11.738cm">
          <text:p text:style-name="P1"><text:span text:style-name="T6">Отправка содержимого</text:span></text:p>
          <text:p text:style-name="P1"><text:span text:style-name="T6">запрошенной страницы приложения</text:span></text:p>
        </draw:rect>
        <draw:rect draw:style-name="gr31" draw:text-style-name="P9" draw:id="id122" draw:layer="layout" svg:width="4.377cm" svg:height="0.705cm" svg:x="7.165cm" svg:y="13.369cm">
          <text:p text:style-name="P1"><text:span text:style-name="T6">Отображение запрошенной страницы</text:span></text:p>
          <text:p text:style-name="P1"><text:span text:style-name="T6">в веб-браузере пользователя</text:span></text:p>
        </draw:rect>
        <draw:connector draw:style-name="gr27" draw:text-style-name="P1" draw:layer="layout" svg:x1="7.212cm" svg:y1="4.638cm" svg:x2="7.213cm" svg:y2="5.53cm" draw:start-shape="id112" draw:start-glue-point="2" draw:end-shape="id113" draw:end-glue-point="4" svg:d="m7212 4638v446h1v446">
          <text:p/>
        </draw:connector>
        <draw:connector draw:style-name="gr27" draw:text-style-name="P1" draw:layer="layout" svg:x1="7.212cm" svg:y1="3.042cm" svg:x2="7.212cm" svg:y2="3.933cm" draw:start-shape="id114" draw:start-glue-point="2" draw:end-shape="id112" draw:end-glue-point="0" svg:d="m7212 3042v891">
          <text:p/>
        </draw:connector>
        <draw:connector draw:style-name="gr27" draw:text-style-name="P1" draw:layer="layout" svg:x1="7.212cm" svg:y1="7.596cm" svg:x2="7.213cm" svg:y2="8.513cm" draw:start-shape="id115" draw:start-glue-point="2" draw:end-shape="id116" draw:end-glue-point="4" svg:d="m7212 7596v459h1v458">
          <text:p/>
        </draw:connector>
        <draw:connector draw:style-name="gr27" draw:text-style-name="P1" draw:layer="layout" svg:x1="3.536cm" svg:y1="10.383cm" svg:x2="3.536cm" svg:y2="11.203cm" draw:start-shape="id117" draw:start-glue-point="2" draw:end-shape="id118" draw:end-glue-point="0" svg:d="m3536 10383v820">
          <text:p/>
        </draw:connector>
        <draw:custom-shape draw:style-name="gr32" draw:text-style-name="P1" draw:id="id116" draw:layer="layout" svg:width="0.417cm" svg:height="0.494cm" svg:x="7.004cm" svg:y="8.5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7.004cm" svg:y1="8.76cm" svg:x2="3.536cm" svg:y2="9.679cm" draw:start-shape="id116" draw:start-glue-point="5" draw:end-shape="id117" draw:end-glue-point="0" svg:d="m7004 8760h-3468v919">
          <text:p/>
        </draw:connector>
        <draw:connector draw:style-name="gr27" draw:text-style-name="P1" draw:layer="layout" svg:x1="3.536cm" svg:y1="11.908cm" svg:x2="3.536cm" svg:y2="12.843cm" draw:start-shape="id118" draw:start-glue-point="2" draw:end-shape="id119" draw:end-glue-point="0" svg:d="m3536 11908v935">
          <text:p/>
        </draw:connector>
        <draw:connector draw:style-name="gr27" draw:text-style-name="P1" draw:layer="layout" svg:x1="3.536cm" svg:y1="15.084cm" svg:x2="3.536cm" svg:y2="16.163cm" draw:start-shape="id120" draw:start-glue-point="2" draw:end-shape="id121" draw:end-glue-point="0" svg:d="m3536 15084v1079">
          <text:p/>
        </draw:connector>
        <draw:custom-shape draw:style-name="gr32" draw:text-style-name="P1" draw:id="id113" draw:layer="layout" svg:width="0.433cm" svg:height="0.547cm" svg:x="6.996cm" svg:y="5.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7.213cm" svg:y1="6.077cm" svg:x2="7.212cm" svg:y2="6.891cm" draw:start-shape="id113" draw:start-glue-point="6" draw:end-shape="id115" draw:end-glue-point="0" svg:d="m7213 6077v407h-1v407">
          <text:p/>
        </draw:connector>
        <draw:custom-shape draw:style-name="gr36" draw:text-style-name="P10" draw:id="id125" draw:layer="layout" svg:width="2.093cm" svg:height="0.371cm" svg:x="8.307cm" svg:y="16.388cm">
          <text:p text:style-name="P1"><text:span text:style-name="T5">коне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svg:x1="9.353cm" svg:y1="14.074cm" svg:x2="9.353cm" svg:y2="15.064cm" draw:start-shape="id122" draw:start-glue-point="2" draw:end-shape="id123" draw:end-glue-point="4" svg:d="m9353 14074v990">
          <text:p/>
        </draw:connector>
        <draw:connector draw:style-name="gr27" draw:text-style-name="P1" draw:layer="layout" svg:x1="9.353cm" svg:y1="12.442cm" svg:x2="9.353cm" svg:y2="13.369cm" draw:start-shape="id124" draw:start-glue-point="2" draw:end-shape="id122" draw:end-glue-point="0" svg:d="m9353 12442v927">
          <text:p/>
        </draw:connector>
        <draw:custom-shape draw:style-name="gr32" draw:text-style-name="P1" draw:id="id123" draw:layer="layout" svg:width="0.42cm" svg:height="0.51cm" svg:x="9.143cm" svg:y="15.0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9.353cm" svg:y1="15.574cm" svg:x2="9.353cm" svg:y2="16.388cm" draw:start-shape="id123" draw:start-glue-point="6" draw:end-shape="id125" draw:end-glue-point="0" svg:d="m9353 15574v814">
          <text:p/>
        </draw:connector>
        <draw:connector draw:style-name="gr27" draw:text-style-name="P1" draw:layer="layout" draw:line-skew="-0.276cm -0.195cm" svg:x1="3.536cm" svg:y1="16.868cm" svg:x2="7.003cm" svg:y2="10.158cm" draw:start-shape="id121" draw:start-glue-point="2" draw:end-shape="id126" draw:end-glue-point="5" svg:d="m3536 16868v274h2567v-6984h900">
          <text:p/>
        </draw:connector>
        <draw:connector draw:style-name="gr22" draw:text-style-name="P1" draw:layer="layout" draw:line-skew="1.826cm" svg:x1="9.563cm" svg:y1="15.319cm" svg:x2="7.429cm" svg:y2="5.804cm" draw:start-shape="id123" draw:start-glue-point="7" draw:end-shape="id113" draw:end-glue-point="7" svg:d="m9563 15319h2377v-9515h-4511">
          <text:p text:style-name="P1"/>
          <text:p text:style-name="P1"/>
          <text:p text:style-name="P1"/>
        </draw:connector>
        <draw:frame draw:style-name="gr39" draw:text-style-name="P9" draw:layer="layout" svg:width="1.915cm" svg:height="0.727cm" svg:x="7.596cm" svg:y="15.507cm">
          <draw:text-box>
            <text:p text:style-name="P1"><text:span text:style-name="T6">Закрытие веб-браузера</text:span></text:p>
          </draw:text-box>
        </draw:frame>
        <draw:rect draw:style-name="gr31" draw:text-style-name="P9" draw:id="id119" draw:layer="layout" svg:width="4.075cm" svg:height="0.704cm" svg:x="1.499cm" svg:y="12.843cm">
          <text:p text:style-name="P1"><text:span text:style-name="T6">Сбор информации запрошенной </text:span></text:p>
          <text:p text:style-name="P1"><text:span text:style-name="T6">страницы приложения</text:span></text:p>
        </draw:rect>
        <draw:custom-shape draw:style-name="gr32" draw:text-style-name="P1" draw:id="id126" draw:layer="layout" svg:width="0.419cm" svg:height="0.524cm" svg:x="7.003cm" svg:y="9.8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draw:line-skew="-0.308cm" svg:x1="7.213cm" svg:y1="10.42cm" svg:x2="9.353cm" svg:y2="11.738cm" draw:start-shape="id126" draw:start-glue-point="6" draw:end-shape="id124" draw:end-glue-point="0" svg:d="m7213 10420v352h2140v966">
          <text:p/>
        </draw:connector>
        <draw:connector draw:style-name="gr27" draw:text-style-name="P1" draw:layer="layout" svg:x1="7.213cm" svg:y1="9.007cm" svg:x2="7.213cm" svg:y2="9.896cm" draw:start-shape="id116" draw:start-glue-point="6" draw:end-shape="id126" draw:end-glue-point="4" svg:d="m7213 9007v889">
          <text:p/>
        </draw:connector>
        <draw:frame draw:style-name="gr40" draw:text-style-name="P9" draw:layer="layout" svg:width="2.403cm" svg:height="0.965cm" svg:x="7.184cm" svg:y="8.802cm">
          <draw:text-box>
            <text:p text:style-name="P1"><text:span text:style-name="T6">Если содержимое страницы</text:span></text:p>
            <text:p text:style-name="P1"><text:span text:style-name="T6">находится в кеше</text:span></text:p>
          </draw:text-box>
        </draw:frame>
        <draw:frame draw:style-name="gr41" draw:text-style-name="P11" draw:layer="layout" svg:width="2.08cm" svg:height="0.727cm" svg:x="2.877cm" svg:y="7.951cm">
          <draw:text-box>
            <text:p><text:span text:style-name="T6">Если страница</text:span></text:p>
            <text:p><text:span text:style-name="T6">не кеширована</text:span></text:p>
          </draw:text-box>
        </draw:frame>
        <draw:connector draw:style-name="gr27" draw:text-style-name="P1" draw:layer="layout" draw:type="line" svg:x1="3.536cm" svg:y1="13.547cm" svg:x2="3.536cm" svg:y2="14.378cm" draw:start-shape="id119" draw:start-glue-point="2" draw:end-shape="id120" draw:end-glue-point="0" svg:d="m3536 13547v831">
          <text:p/>
        </draw:connector>
        <draw:frame draw:style-name="gr42" draw:text-style-name="P12" draw:layer="layout" svg:width="3.061cm" svg:height="1.679cm" svg:x="1.314cm" svg:y="3.124cm">
          <draw:text-box>
            <text:p text:style-name="P1"><text:span text:style-name="T7">Алгоритм работы</text:span></text:p>
            <text:p text:style-name="P1"><text:span text:style-name="T7">Интернет приложения</text:span></text:p>
            <text:p text:style-name="P1"><text:span text:style-name="T7">с клиентом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Sidarau</meta:initial-creator>
    <meta:creation-date>2010-03-14T21:24:33</meta:creation-date>
    <dc:date>2010-04-24T13:36:33</dc:date>
    <meta:editing-duration>PT15H53M08S</meta:editing-duration>
    <meta:editing-cycles>239</meta:editing-cycles>
    <meta:generator>OpenOffice.org/3.2$Unix OpenOffice.org_project/320m12$Build-9483</meta:generator>
    <dc:creator>Ivan Sidarau</dc:creator>
    <meta:document-statistic meta:object-count="524"/>
    <meta:user-defined meta:name="Поле 1"/>
    <meta:user-defined meta:name="Поле 2"/>
    <meta:user-defined meta:name="Поле 3"/>
    <meta:user-defined meta:name="Поле 4"/>
  </office:meta>
</office:document-meta>
</file>